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0000000015F000000ADB100D4C53B9F4960.png" manifest:media-type="image/png"/>
  <manifest:file-entry manifest:full-path="Pictures/10000000000001B5000001896A068A19216FA71C.png" manifest:media-type="image/png"/>
  <manifest:file-entry manifest:full-path="Pictures/100002000000000B0000000B70A9EE9903C9253B.gif" manifest:media-type="image/gif"/>
  <manifest:file-entry manifest:full-path="Pictures/10000000000001190000008037E0AEE5FCA6560E.png" manifest:media-type="image/png"/>
  <manifest:file-entry manifest:full-path="Pictures/10000000000001160000007FCEB7ABD08127B1D6.png" manifest:media-type="image/png"/>
  <manifest:file-entry manifest:full-path="Pictures/10000000000002A500000147B8681D741228CB2D.png" manifest:media-type="image/png"/>
  <manifest:file-entry manifest:full-path="Pictures/1000000000000117000000772D931DE13AA8D1F7.png" manifest:media-type="image/png"/>
  <manifest:file-entry manifest:full-path="Pictures/100000000000016800000075144F4EBD4AF43391.png" manifest:media-type="image/png"/>
  <manifest:file-entry manifest:full-path="Pictures/10000000000002BB0000008A0B099C0A767590E5.png" manifest:media-type="image/png"/>
  <manifest:file-entry manifest:full-path="Pictures/100000000000031C000000C28C3AF0CDAB2CC5D7.png" manifest:media-type="image/png"/>
  <manifest:file-entry manifest:full-path="Pictures/10000000000002BC0000008707D26B888FE84DBD.png" manifest:media-type="image/png"/>
  <manifest:file-entry manifest:full-path="Pictures/10000000000001160000007871DBC3EA8C3C3356.png" manifest:media-type="image/png"/>
  <manifest:file-entry manifest:full-path="Pictures/1000000000000189000001137DB864B8DE733B70.png" manifest:media-type="image/png"/>
  <manifest:file-entry manifest:full-path="Pictures/10000000000001D80000007F7EFAD0FE7A937D19.png" manifest:media-type="image/png"/>
  <manifest:file-entry manifest:full-path="Pictures/100000000000011700000081AE7408E95E5C26A8.png" manifest:media-type="image/png"/>
  <manifest:file-entry manifest:full-path="Pictures/10000000000003C6000002DBFF046E01898AC518.png" manifest:media-type="image/png"/>
  <manifest:file-entry manifest:full-path="Pictures/10000000000001D60000011F4EFA05B105CDE647.png" manifest:media-type="image/png"/>
  <manifest:file-entry manifest:full-path="Pictures/1000000000000186000000C8ACB8F8A3CE7E9A80.png" manifest:media-type="image/png"/>
  <manifest:file-entry manifest:full-path="Pictures/1000020000000030000000306F43286E97B59990.png" manifest:media-type="image/png"/>
  <manifest:file-entry manifest:full-path="Pictures/100000000000011900000082AC8E0152B0668B82.png" manifest:media-type="image/png"/>
  <manifest:file-entry manifest:full-path="Pictures/100000000000016600000077AC7CADD76C1AA7D1.png" manifest:media-type="image/png"/>
  <manifest:file-entry manifest:full-path="Pictures/100002000000002000000020A6BB2897B4B7679A.png" manifest:media-type="image/png"/>
  <manifest:file-entry manifest:full-path="Pictures/100000000000011600000080B0D9A2F81216510A.png" manifest:media-type="image/png"/>
  <manifest:file-entry manifest:full-path="Pictures/10000000000002270000017E50619778FCCF7063.png" manifest:media-type="image/png"/>
  <manifest:file-entry manifest:full-path="Pictures/100000000000029200000069DCA3F9EA810C299F.png" manifest:media-type="image/png"/>
  <manifest:file-entry manifest:full-path="Pictures/10000201000003E8000000D2A7FE72F00FFCF111.png" manifest:media-type="image/png"/>
  <manifest:file-entry manifest:full-path="Pictures/10000000000002090000013E1CCF41C34B5549BC.png" manifest:media-type="image/png"/>
  <manifest:file-entry manifest:full-path="Pictures/100000000000011A0000007C8CC931E312AF25A7.png" manifest:media-type="image/png"/>
  <manifest:file-entry manifest:full-path="Pictures/10000000000001190000007CA04CC6D6A7DDCBD2.png" manifest:media-type="image/png"/>
  <manifest:file-entry manifest:full-path="Pictures/10000000000002200000017D01576949F2F1B353.png" manifest:media-type="image/png"/>
  <manifest:file-entry manifest:full-path="Pictures/100000000000030B000002C5028F559C8E1C6FAA.png" manifest:media-type="image/png"/>
  <manifest:file-entry manifest:full-path="Pictures/1000020000000020000000206284DE9C05FFED8F.png" manifest:media-type="image/png"/>
  <manifest:file-entry manifest:full-path="Pictures/1000000000000140000001A711B774D8C90E4AD0.png" manifest:media-type="image/png"/>
  <manifest:file-entry manifest:full-path="Pictures/10000000000001190000007A94782916F1699BBE.png" manifest:media-type="image/png"/>
  <manifest:file-entry manifest:full-path="Pictures/100000000000014E00000180CD28510D31B96D52.png" manifest:media-type="image/png"/>
  <manifest:file-entry manifest:full-path="Pictures/10000000000002230000013AA390BDFEBB253546.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A60000014128AAEFF34B8F9C71.png" manifest:media-type="image/png"/>
  <manifest:file-entry manifest:full-path="Pictures/10000000000001190000007C13C04782A4A39C6A.png" manifest:media-type="image/png"/>
  <manifest:file-entry manifest:full-path="Pictures/10000201000003940000023412B3FD27935819AB.png" manifest:media-type="image/png"/>
  <manifest:file-entry manifest:full-path="Pictures/10000000000002360000013DA4BF851B3400252D.png" manifest:media-type="image/png"/>
  <manifest:file-entry manifest:full-path="Pictures/100000000000001D0000001C4458229623C73E74.png" manifest:media-type="image/png"/>
  <manifest:file-entry manifest:full-path="Pictures/10000201000001A700000051D0BFB19D4504241F.png" manifest:media-type="image/png"/>
  <manifest:file-entry manifest:full-path="Pictures/10000000000001E400000109AF57823DF2A22238.png" manifest:media-type="image/png"/>
  <manifest:file-entry manifest:full-path="Pictures/10000000000001680000006B871BF3342DABB59F.png" manifest:media-type="image/png"/>
  <manifest:file-entry manifest:full-path="Pictures/10000000000001680000006BC45EAAD0FCFCCB7E.png" manifest:media-type="image/png"/>
  <manifest:file-entry manifest:full-path="Pictures/1000000000000213000000E8DEA7A4E11AC26086.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5in" style:rel-column-width="18114*"/>
    </style:style>
    <style:style style:name="Table25.B" style:family="table-column">
      <style:table-column-properties style:column-width="2.1639in" style:rel-column-width="21187*"/>
    </style:style>
    <style:style style:name="Table25.C" style:family="table-column">
      <style:table-column-properties style:column-width="2.6792in" style:rel-column-width="26234*"/>
    </style:style>
    <style:style style:name="Table25.1" style:family="table-row">
      <style:table-row-properties fo:keep-together="always"/>
    </style:style>
    <style:style style:name="Table2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2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1771in" fo:margin-left="0.0042in" fo:margin-right="0.5118in" table:align="margins" fo:background-color="transparent" style:may-break-between-rows="false">
        <style:background-image/>
      </style:table-properties>
    </style:style>
    <style:style style:name="Table1.A" style:family="table-column">
      <style:table-column-properties style:column-width="3.0736in" style:rel-column-width="32609*"/>
    </style:style>
    <style:style style:name="Table1.B" style:family="table-column">
      <style:table-column-properties style:column-width="3.1035in" style:rel-column-width="32926*"/>
    </style:style>
    <style:style style:name="Table1.1" style:family="table-row">
      <style:table-row-properties fo:keep-together="always"/>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382in" fo:border="0.05pt solid #000000">
        <style:background-image/>
      </style:table-cell-properties>
    </style:style>
    <style:style style:name="Table1.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1181in" fo:break-before="auto" fo:break-after="auto" table:align="margins" fo:keep-with-next="auto" style:may-break-between-rows="true" table:border-model="collapsing"/>
    </style:style>
    <style:style style:name="Table6.A" style:family="table-column">
      <style:table-column-properties style:column-width="2.0854in" style:rel-column-width="20419*"/>
    </style:style>
    <style:style style:name="Table6.B" style:family="table-column">
      <style:table-column-properties style:column-width="4.6076in"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382in"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382in" fo:border-left="none" fo:border-right="none" fo:border-top="none" fo:border-bottom="0.05pt solid #999999" style:writing-mode="page">
        <style:background-image/>
      </style:table-cell-properties>
    </style:style>
    <style:style style:name="Table6.B2"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4"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6" style:family="table-cell">
      <style:table-cell-properties fo:background-color="transparent" fo:padding="0.0382in" fo:border-left="none" fo:border-right="none" fo:border-top="none" fo:border-bottom="0.05pt solid #999999">
        <style:background-image/>
      </style:table-cell-properties>
    </style:style>
    <style:style style:name="Table6.B6" style:family="table-cell">
      <style:table-cell-properties fo:background-color="transparent" fo:padding="0.0382in" fo:border-left="none" fo:border-right="none" fo:border-top="none" fo:border-bottom="0.05pt solid #999999">
        <style:background-image/>
      </style:table-cell-properties>
    </style:style>
    <style:style style:name="Table6.A7" style:family="table-cell">
      <style:table-cell-properties fo:background-color="transparent" fo:padding="0.0382in" fo:border-left="none" fo:border-right="none" fo:border-top="none" fo:border-bottom="0.05pt solid #999999">
        <style:background-image/>
      </style:table-cell-properties>
    </style:style>
    <style:style style:name="Table6.B7" style:family="table-cell">
      <style:table-cell-properties fo:background-color="transparent" fo:padding="0.0382in" fo:border-left="none" fo:border-right="none" fo:border-top="none" fo:border-bottom="0.05pt solid #999999">
        <style:background-image/>
      </style:table-cell-properties>
    </style:style>
    <style:style style:name="Table6.A8" style:family="table-cell">
      <style:table-cell-properties fo:background-color="transparent" fo:padding="0.0382in" fo:border-left="none" fo:border-right="none" fo:border-top="none" fo:border-bottom="0.05pt solid #999999">
        <style:background-image/>
      </style:table-cell-properties>
    </style:style>
    <style:style style:name="Table6.B8" style:family="table-cell">
      <style:table-cell-properties fo:background-color="transparent" fo:padding="0.0382in" fo:border-left="none" fo:border-right="none" fo:border-top="none" fo:border-bottom="0.05pt solid #999999">
        <style:background-image/>
      </style:table-cell-properties>
    </style:style>
    <style:style style:name="Table6.A9" style:family="table-cell">
      <style:table-cell-properties fo:background-color="transparent" fo:padding="0.0382in" fo:border-left="none" fo:border-right="none" fo:border-top="none" fo:border-bottom="0.05pt solid #999999">
        <style:background-image/>
      </style:table-cell-properties>
    </style:style>
    <style:style style:name="Table6.B9" style:family="table-cell">
      <style:table-cell-properties fo:background-color="transparent" fo:padding="0.0382in" fo:border-left="none" fo:border-right="none" fo:border-top="none" fo:border-bottom="0.05pt solid #999999">
        <style:background-image/>
      </style:table-cell-properties>
    </style:style>
    <style:style style:name="Table6.A10" style:family="table-cell">
      <style:table-cell-properties fo:background-color="transparent" fo:padding="0.0382in" fo:border-left="none" fo:border-right="none" fo:border-top="none" fo:border-bottom="0.05pt solid #999999">
        <style:background-image/>
      </style:table-cell-properties>
    </style:style>
    <style:style style:name="Table6.B10" style:family="table-cell">
      <style:table-cell-properties fo:background-color="transparent" fo:padding="0.0382in" fo:border-left="none" fo:border-right="none" fo:border-top="none" fo:border-bottom="0.05pt solid #999999">
        <style:background-image/>
      </style:table-cell-properties>
    </style:style>
    <style:style style:name="Table6.A11" style:family="table-cell">
      <style:table-cell-properties fo:background-color="transparent" fo:padding="0.0382in" fo:border-left="none" fo:border-right="none" fo:border-top="none" fo:border-bottom="0.25pt solid #999999">
        <style:background-image/>
      </style:table-cell-properties>
    </style:style>
    <style:style style:name="Table6.B11" style:family="table-cell">
      <style:table-cell-properties fo:background-color="transparent" fo:padding="0.0382in" fo:border-left="none" fo:border-right="none" fo:border-top="none" fo:border-bottom="0.25pt solid #999999">
        <style:background-image/>
      </style:table-cell-properties>
    </style:style>
    <style:style style:name="Table8" style:family="table">
      <style:table-properties style:width="4.6299in" fo:margin-left="0.0118in" fo:margin-right="2.0514in" fo:margin-top="0in" fo:margin-bottom="0.1965in" fo:break-before="auto" fo:break-after="auto" table:align="margins" fo:keep-with-next="auto" style:may-break-between-rows="true" table:border-model="collapsing"/>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0396in"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0396in"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0396in" fo:border-left="none" fo:border-right="none" fo:border-top="none" fo:border-bottom="0.05pt solid #999999" style:writing-mode="page">
        <style:background-image/>
      </style:table-cell-properties>
    </style:style>
    <style:style style:name="Table9" style:family="table">
      <style:table-properties style:width="4.2521in" fo:margin-left="0.0118in" fo:margin-right="2.4292in" fo:margin-top="0in" fo:margin-bottom="0.1576in" table:align="margins" style:may-break-between-rows="false"/>
    </style:style>
    <style:style style:name="Table9.A" style:family="table-column">
      <style:table-column-properties style:column-width="1.1021in" style:rel-column-width="16985*"/>
    </style:style>
    <style:style style:name="Table9.B" style:family="table-column">
      <style:table-column-properties style:column-width="1.9111in" style:rel-column-width="29454*"/>
    </style:style>
    <style:style style:name="Table9.C" style:family="table-column">
      <style:table-column-properties style:column-width="1.2389in"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0396in"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0396in"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4.6104in" fo:margin-left="0.4292in" table:align="left"/>
    </style:style>
    <style:style style:name="Table11.A" style:family="table-column">
      <style:table-column-properties style:column-width="4.6104in"/>
    </style:style>
    <style:style style:name="Table11.A1" style:family="table-cell">
      <style:table-cell-properties fo:padding-left="0in" fo:padding-right="0in" fo:padding-top="0in" fo:padding-bottom="0.0396in" fo:border="none"/>
    </style:style>
    <style:style style:name="Table11.2" style:family="table-row">
      <style:table-row-properties fo:keep-together="always"/>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le14.1" style:family="table-row">
      <style:table-row-properties fo:keep-together="always"/>
    </style:style>
    <style:style style:name="Table14.A1" style:family="table-cell">
      <style:table-cell-properties fo:padding="0in" fo:border="none"/>
    </style:style>
    <style:style style:name="Table14.A6" style:family="table-cell">
      <style:table-cell-properties style:vertical-align="top" fo:padding="0in" fo:border="non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left="0.0396in" fo:padding-right="0.0396in" fo:padding-top="0in" fo:padding-bottom="0.0785in" fo:border="none"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0396in" fo:padding-right="0.0396in" fo:padding-top="0.0396in" fo:padding-bottom="0.0785in" fo:border="none" style:writing-mode="page">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1771in" style:rel-column-width="11596*"/>
    </style:style>
    <style:style style:name="Table15.B" style:family="table-column">
      <style:table-column-properties style:column-width="5.475in"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0396in"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0396in"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2264in" style:rel-column-width="31785*"/>
    </style:style>
    <style:style style:name="Table12.B" style:family="table-column">
      <style:table-column-properties style:column-width="3.4257in"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0396in"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0396in"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le16" style:family="table">
      <style:table-properties style:width="5.7875in" fo:margin-left="0in" fo:margin-right="0.9056in" fo:margin-top="0in" fo:margin-bottom="0.1181in" table:align="margins"/>
    </style:style>
    <style:style style:name="Table16.A" style:family="table-column">
      <style:table-column-properties style:column-width="4.2507in" style:rel-column-width="48132*"/>
    </style:style>
    <style:style style:name="Table16.B" style:family="table-column">
      <style:table-column-properties style:column-width="1.5368in" style:rel-column-width="17403*"/>
    </style:style>
    <style:style style:name="Table16.1" style:family="table-row">
      <style:table-row-properties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le17" style:family="table">
      <style:table-properties style:width="6.6931in" table:align="margins"/>
    </style:style>
    <style:style style:name="Table17.A" style:family="table-column">
      <style:table-column-properties style:column-width="0.3132in" style:rel-column-width="3066*"/>
    </style:style>
    <style:style style:name="Table17.B" style:family="table-column">
      <style:table-column-properties style:column-width="6.3799in" style:rel-column-width="62469*"/>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le4" style:family="table">
      <style:table-properties style:width="3.8021in" fo:margin-left="0in" fo:margin-right="0.0076in" table:align="margins"/>
    </style:style>
    <style:style style:name="Table4.A" style:family="table-column">
      <style:table-column-properties style:column-width="0.2701in" style:rel-column-width="4656*"/>
    </style:style>
    <style:style style:name="Table4.B" style:family="table-column">
      <style:table-column-properties style:column-width="1.6799in" style:rel-column-width="28955*"/>
    </style:style>
    <style:style style:name="Table4.C" style:family="table-column">
      <style:table-column-properties style:column-width="0.2799in" style:rel-column-width="4823*"/>
    </style:style>
    <style:style style:name="Table4.D" style:family="table-column">
      <style:table-column-properties style:column-width="1.5722in" style:rel-column-width="27101*"/>
    </style:style>
    <style:style style:name="Table4.A1" style:family="table-cell">
      <style:table-cell-properties fo:padding="0in" fo:border="none"/>
    </style:style>
    <style:style style:name="Tabela1" style:family="table">
      <style:table-properties style:width="6.6931in" table:align="margins"/>
    </style:style>
    <style:style style:name="Tabela1.A" style:family="table-column">
      <style:table-column-properties style:column-width="6.6931in" style:rel-column-width="65535*"/>
    </style:style>
    <style:style style:name="Tabela1.A1" style:family="table-cell">
      <style:table-cell-properties style:vertical-align="middle" fo:padding="0.0382in" fo:border="none"/>
    </style:style>
    <style:style style:name="Table19" style:family="table">
      <style:table-properties style:width="6.659in" fo:margin-left="0.0271in" fo:margin-right="0.0069in" fo:margin-top="0in" fo:margin-bottom="0.1576in" table:align="margins" style:may-break-between-rows="false"/>
    </style:style>
    <style:style style:name="Table19.A" style:family="table-column">
      <style:table-column-properties style:column-width="1.1389in" style:rel-column-width="11208*"/>
    </style:style>
    <style:style style:name="Table19.B" style:family="table-column">
      <style:table-column-properties style:column-width="5.5201in" style:rel-column-width="54327*"/>
    </style:style>
    <style:style style:name="Table19.1" style:family="table-row">
      <style:table-row-properties fo:keep-together="always"/>
    </style:style>
    <style:style style:name="Table19.A1" style:family="table-cell">
      <style:table-cell-properties fo:padding="0in" fo:border="none"/>
    </style:style>
    <style:style style:name="Table19.A7" style:family="table-cell" style:data-style-name="N0">
      <style:table-cell-properties fo:padding="0in" fo:border="none"/>
    </style:style>
    <style:style style:name="Table10" style:family="table">
      <style:table-properties style:width="6.6931in" fo:margin-top="0in" fo:margin-bottom="0.1576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able_20_Contents">
      <style:text-properties officeooo:paragraph-rsid="0053fda4"/>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text-properties officeooo:paragraph-rsid="0053fda4"/>
    </style:style>
    <style:style style:name="P7" style:family="paragraph" style:parent-style-name="Figure">
      <style:text-properties officeooo:paragraph-rsid="0053fda4"/>
    </style:style>
    <style:style style:name="P8" style:family="paragraph" style:parent-style-name="Figure">
      <style:text-properties officeooo:paragraph-rsid="0069660c"/>
    </style:style>
    <style:style style:name="P9" style:family="paragraph" style:parent-style-name="Caption">
      <style:text-properties officeooo:paragraph-rsid="0053fda4"/>
    </style:style>
    <style:style style:name="P10" style:family="paragraph" style:parent-style-name="Caption">
      <style:paragraph-properties fo:text-align="center" style:justify-single-word="false"/>
    </style:style>
    <style:style style:name="P11" style:family="paragraph" style:parent-style-name="Caption">
      <style:text-properties officeooo:paragraph-rsid="0067e51d"/>
    </style:style>
    <style:style style:name="P12" style:family="paragraph" style:parent-style-name="Caption">
      <style:paragraph-properties fo:margin-top="0in" fo:margin-bottom="0.1181in" loext:contextual-spacing="false"/>
    </style:style>
    <style:style style:name="P13" style:family="paragraph" style:parent-style-name="Text_20_Note">
      <style:text-properties officeooo:paragraph-rsid="0053fda4"/>
    </style:style>
    <style:style style:name="P14" style:family="paragraph" style:parent-style-name="Text_20_Body_20_List_20_Intro">
      <style:text-properties officeooo:paragraph-rsid="0053fda4"/>
    </style:style>
    <style:style style:name="P15" style:family="paragraph" style:parent-style-name="Text_20_body">
      <style:text-properties officeooo:paragraph-rsid="0053fda4"/>
    </style:style>
    <style:style style:name="P16" style:family="paragraph" style:parent-style-name="Text_20_body">
      <style:text-properties officeooo:paragraph-rsid="0055bb0b"/>
    </style:style>
    <style:style style:name="P17" style:family="paragraph" style:parent-style-name="Text_20_body">
      <style:text-properties officeooo:paragraph-rsid="00560f57"/>
    </style:style>
    <style:style style:name="P18" style:family="paragraph" style:parent-style-name="Text_20_body">
      <style:text-properties officeooo:paragraph-rsid="0057c9e1"/>
    </style:style>
    <style:style style:name="P19" style:family="paragraph" style:parent-style-name="Text_20_body">
      <style:text-properties officeooo:rsid="0064f426" officeooo:paragraph-rsid="0064f426"/>
    </style:style>
    <style:style style:name="P20" style:family="paragraph" style:parent-style-name="Text_20_body">
      <style:text-properties officeooo:paragraph-rsid="00687acb"/>
    </style:style>
    <style:style style:name="P21" style:family="paragraph" style:parent-style-name="Text_20_body">
      <style:text-properties officeooo:paragraph-rsid="006b7c84"/>
    </style:style>
    <style:style style:name="P22" style:family="paragraph" style:parent-style-name="Text_20_body">
      <style:text-properties officeooo:paragraph-rsid="006f2476"/>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text-properties officeooo:paragraph-rsid="00ec60ec"/>
    </style:style>
    <style:style style:name="P25" style:family="paragraph" style:parent-style-name="Table_20_index_20_1">
      <style:text-properties officeooo:paragraph-rsid="0053fda4"/>
    </style:style>
    <style:style style:name="P26" style:family="paragraph" style:parent-style-name="Footnote">
      <style:text-properties officeooo:rsid="00a0de64" officeooo:paragraph-rsid="00a0de64"/>
    </style:style>
    <style:style style:name="P27" style:family="paragraph" style:parent-style-name="Caption">
      <style:paragraph-properties fo:margin-top="0in" fo:margin-bottom="0.0783in" loext:contextual-spacing="false"/>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3">
      <style:paragraph-properties>
        <style:tab-stops>
          <style:tab-stop style:position="6.2929in" style:type="right" style:leader-style="dotted" style:leader-text="."/>
        </style:tab-stops>
      </style:paragraph-properties>
    </style:style>
    <style:style style:name="P31" style:family="paragraph" style:parent-style-name="Text_20_body">
      <style:paragraph-properties fo:margin-top="0in" fo:margin-bottom="0.0398in" loext:contextual-spacing="false"/>
      <style:text-properties officeooo:paragraph-rsid="0053fda4"/>
    </style:style>
    <style:style style:name="P32" style:family="paragraph" style:parent-style-name="Guide_20_Name">
      <style:text-properties fo:language="en" fo:country="US" officeooo:rsid="007efc24" officeooo:paragraph-rsid="007efc24"/>
    </style:style>
    <style:style style:name="P33" style:family="paragraph" style:parent-style-name="Table_20_Contents">
      <style:text-properties officeooo:paragraph-rsid="00829585"/>
    </style:style>
    <style:style style:name="P34" style:family="paragraph" style:parent-style-name="Guide_20_Name" style:master-page-name="First_20_Page">
      <style:paragraph-properties style:page-number="auto" fo:break-before="page"/>
      <style:text-properties fo:language="en" fo:country="US"/>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3">
      <style:paragraph-properties>
        <style:tab-stops>
          <style:tab-stop style:position="6.2929in" style:type="right" style:leader-style="dotted" style:leader-text="."/>
        </style:tab-stops>
      </style:paragraph-properties>
    </style:style>
    <style:style style:name="P38" style:family="paragraph" style:parent-style-name="Contents_20_4">
      <style:paragraph-properties>
        <style:tab-stops>
          <style:tab-stop style:position="6.1035in" style:type="right" style:leader-style="dotted" style:leader-text="."/>
        </style:tab-stops>
      </style:paragraph-properties>
    </style:style>
    <style:style style:name="P39" style:family="paragraph" style:parent-style-name="Heading_20_1">
      <style:text-properties officeooo:paragraph-rsid="0053fda4"/>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style:style>
    <style:style style:name="P42" style:family="paragraph" style:parent-style-name="Heading_20_2">
      <style:text-properties officeooo:paragraph-rsid="0053fda4"/>
    </style:style>
    <style:style style:name="P43" style:family="paragraph" style:parent-style-name="Heading_20_2" style:master-page-name="">
      <style:paragraph-properties style:page-number="auto" fo:break-before="auto" fo:break-after="auto"/>
      <style:text-properties officeooo:paragraph-rsid="0053fda4"/>
    </style:style>
    <style:style style:name="P44" style:family="paragraph" style:parent-style-name="Heading_20_3">
      <style:text-properties fo:language="en" fo:country="US"/>
    </style:style>
    <style:style style:name="P45" style:family="paragraph" style:parent-style-name="Heading_20_3">
      <style:text-properties officeooo:paragraph-rsid="0053fda4"/>
    </style:style>
    <style:style style:name="P46" style:family="paragraph" style:parent-style-name="Heading_20_4">
      <style:text-properties officeooo:paragraph-rsid="0053fda4"/>
    </style:style>
    <style:style style:name="P47" style:family="paragraph" style:parent-style-name="Heading_20_Caution">
      <style:text-properties officeooo:paragraph-rsid="0053fda4"/>
    </style:style>
    <style:style style:name="P48" style:family="paragraph" style:parent-style-name="Heading_20_Note">
      <style:text-properties officeooo:paragraph-rsid="0053fda4"/>
    </style:style>
    <style:style style:name="P49" style:family="paragraph" style:parent-style-name="Heading_20_Tip">
      <style:text-properties officeooo:paragraph-rsid="0053fda4"/>
    </style:style>
    <style:style style:name="P50" style:family="paragraph" style:parent-style-name="List_20_1">
      <style:text-properties officeooo:paragraph-rsid="0053fda4"/>
    </style:style>
    <style:style style:name="P51" style:family="paragraph" style:parent-style-name="Numbering_20_1" style:list-style-name="Numbering_20_1">
      <style:text-properties officeooo:paragraph-rsid="0053fda4"/>
    </style:style>
    <style:style style:name="P5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officeooo:rsid="0053fda4"/>
    </style:style>
    <style:style style:name="T7" style:family="text">
      <style:text-properties style:font-name="Times New Roman"/>
    </style:style>
    <style:style style:name="T8" style:family="text">
      <style:text-properties text:display="none"/>
    </style:style>
    <style:style style:name="T9" style:family="text">
      <style:text-properties officeooo:rsid="004ff219"/>
    </style:style>
    <style:style style:name="T10" style:family="text">
      <style:text-properties officeooo:rsid="0053fda4"/>
    </style:style>
    <style:style style:name="T11" style:family="text">
      <style:text-properties officeooo:rsid="00ee1d0e"/>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fo:language="nl" fo:country="NL" officeooo:rsid="007dd211"/>
    </style:style>
    <style:style style:name="T40" style:family="text">
      <style:text-properties officeooo:rsid="007dd211"/>
    </style:style>
    <style:style style:name="T41"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2028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style:mirror="none" fo:clip="rect(0.0543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shadow="none" draw:shadow-opacity="100%" style:mirror="none" fo:clip="rect(0in, 0in, 0.0398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Formula">
      <style:graphic-properties style:run-through="foreground" style:wrap="none" style:vertical-pos="middle" style:vertical-rel="paragraph-conten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7" draw:name="Image1" text:anchor-type="as-char" svg:width="3.3335in" svg:height="0.7in" draw:z-index="0"><draw:image xlink:href="Pictures/10000201000003E8000000D2A7FE72F00FFCF111.png" xlink:type="simple" xlink:show="embed" xlink:actuate="onLoad" loext:mime-type="image/png"/></draw:frame></text:p>
      <text:p text:style-name="P32">Calc Guide</text:p>
      <text:p text:style-name="Title">Chapter <text:span text:style-name="T10">7</text:span> <text:line-break/><text:span text:style-name="T10">Using Formulas and Functions</text:span></text:p>
      <text:p text:style-name="Subtitle"/>
      <text:section text:style-name="Sect1" text:name="CG6207S1" text:condition="ooow:book eq 1" text:display="condition">
        <text:h text:style-name="P4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5">This book is adapted and updated from <text:span text:style-name="T10">the</text:span><text:span text:style-name="Emphasis"> Op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Olivier Hallot</text:p>
            </table:table-cell>
            <table:table-cell office:value-type="string">
              <text:p text:style-name="P24">Jean Hollis Weber</text:p>
            </table:table-cell>
            <table:table-cell office:value-type="string">
              <text:p text:style-name="P24">Kees Kriek</text:p>
            </table:table-cell>
          </table:table-row>
        </table:table>
        <text:h text:style-name="P4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23">Barbara Duprey</text:p>
            </table:table-cell>
            <table:table-cell table:style-name="Table3.A1" office:value-type="string">
              <text:p text:style-name="P23">Jean Hollis Weber</text:p>
            </table:table-cell>
            <table:table-cell table:style-name="Table3.A1" office:value-type="string">
              <text:p text:style-name="P2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687355122"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1:07:40.972391744" text:fixed="true">December</text:date><text:s/><text:date style:data-style-name="N121" text:date-value="2019-12-26T11:07:47.300389381" text:fixed="true">2019</text:date>. Based on LibreOffice <text:user-defined style:data-style-name="N0" text:name="LibreOffive Version">6.2</text:user-defined>.</text:p>
        <text:h text:style-name="P43" text:outline-level="2"><text:bookmark-start text:name="__RefHeading___Toc128285_3024144196"/>Poznámka pro uživatele systému <text:span text:style-name="T11">m</text:span>ac<text:span text:style-name="T11">OS</text:span><text:bookmark-end text:name="__RefHeading___Toc128285_3024144196"/></text:h>
        <text:p text:style-name="P15">Některé klávesové zkratky a položky nabídek jsou v systému <text:span text:style-name="T11">m</text:span>ac<text:span text:style-name="T11">OS</text:span> jiné než v systémech Windows a Linux. V následující tabulce jsou uvedeny nejdůležitější rozdíly, které se týkají informací v této kapitole. Podrobnější seznam se nachází v nápovědě k aplikaci.</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Windows nebo Linux</text:p>
            </table:table-cell>
            <table:table-cell table:style-name="Table25.A1" office:value-type="string">
              <text:p text:style-name="P6"><text:span text:style-name="T25">m</text:span>ac<text:span text:style-name="T25">OS</text:span> equivalent</text:p>
            </table:table-cell>
            <table:table-cell table:style-name="Table25.A1" office:value-type="string">
              <text:p text:style-name="P6">Význam</text:p>
            </table:table-cell>
          </table:table-row>
          <table:table-row table:style-name="Table25.1">
            <table:table-cell table:style-name="Table25.A2" office:value-type="string">
              <text:p text:style-name="P4"><text:span text:style-name="Strong_20_Emphasis">Nástroje &gt; Možnosti</text:span> výběr v nabídce</text:p>
            </table:table-cell>
            <table:table-cell table:style-name="Table25.A2" office:value-type="string">
              <text:p text:style-name="P4"><text:span text:style-name="Strong_20_Emphasis">LibreOffice &gt; Předvolby</text:span></text:p>
            </table:table-cell>
            <table:table-cell table:style-name="Table25.A2" office:value-type="string">
              <text:p text:style-name="P4">Otevře nastavení s možnostmi</text:p>
            </table:table-cell>
          </table:table-row>
          <table:table-row table:style-name="Table25.1">
            <table:table-cell table:style-name="Table25.A2" office:value-type="string">
              <text:p text:style-name="P4">Klepnutí pravým tlačítkem</text:p>
            </table:table-cell>
            <table:table-cell table:style-name="Table25.A2" office:value-type="string">
              <text:p text:style-name="P4"><text:span text:style-name="Emphasis">Control</text:span>+click</text:p>
            </table:table-cell>
            <table:table-cell table:style-name="Table25.A2" office:value-type="string">
              <text:p text:style-name="P4">Otevře místní nabídku</text:p>
            </table:table-cell>
          </table:table-row>
          <table:table-row table:style-name="Table25.1">
            <table:table-cell table:style-name="Table25.A2" office:value-type="string">
              <text:p text:style-name="P4"><text:span text:style-name="Emphasis">Ctrl</text:span> (Control)</text:p>
            </table:table-cell>
            <table:table-cell table:style-name="Table25.A2" office:value-type="string">
              <text:p text:style-name="P4"><text:span text:style-name="Keystroke"><text:span text:style-name="T5">⌘</text:span></text:span> (Command)</text:p>
            </table:table-cell>
            <table:table-cell table:style-name="Table25.A2" office:value-type="string">
              <text:p text:style-name="P4">Používá se i s jinými klávesami</text:p>
            </table:table-cell>
          </table:table-row>
          <table:table-row table:style-name="Table25.1">
            <table:table-cell table:style-name="Table25.A2" office:value-type="string">
              <text:p text:style-name="P4"><text:span text:style-name="Keystroke">F5</text:span></text:p>
            </table:table-cell>
            <table:table-cell table:style-name="Table25.A2" office:value-type="string">
              <text:p text:style-name="P4"><text:span text:style-name="Keystroke">Shift+</text:span><text:span text:style-name="Keystroke"><text:span text:style-name="T5">⌘</text:span></text:span><text:span text:style-name="Keystroke">+F5</text:span></text:p>
            </table:table-cell>
            <table:table-cell table:style-name="Table25.A2" office:value-type="string">
              <text:p text:style-name="P4">Otevře Navigátor</text:p>
            </table:table-cell>
          </table:table-row>
          <table:table-row table:style-name="Table25.1">
            <table:table-cell table:style-name="Table25.A2" office:value-type="string">
              <text:p text:style-name="P4"><text:span text:style-name="Keystroke">F11</text:span></text:p>
            </table:table-cell>
            <table:table-cell table:style-name="Table25.A2" office:value-type="string">
              <text:p text:style-name="P4"><text:span text:style-name="Keystroke"><text:span text:style-name="T5">⌘</text:span></text:span>+<text:span text:style-name="Keystroke">T</text:span></text:p>
            </table:table-cell>
            <table:table-cell table:style-name="Table25.A2" office:value-type="string">
              <text:p text:style-name="P4">Opens the <text:span text:style-name="T12">sidebar </text:span>Styles deck</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35"><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28529_3211575895" text:style-name="Index_20_Link" text:visited-style-name="Index_20_Link">Pro předchozí vydání<text:tab/>2</text:a></text:p>
            <text:p text:style-name="P36"><text:a xlink:type="simple" xlink:href="#__RefHeading___Toc4648_402817234" text:style-name="Index_20_Link" text:visited-style-name="Index_20_Link">Zpětná vazba<text:tab/>2</text:a></text:p>
            <text:p text:style-name="P36"><text:a xlink:type="simple" xlink:href="#__RefHeading__5644_1566568644" text:style-name="Index_20_Link" text:visited-style-name="Index_20_Link">Datum vydání a verze programu<text:tab/>2</text:a></text:p>
            <text:p text:style-name="P36"><text:a xlink:type="simple" xlink:href="#__RefHeading___Toc128285_3024144196" text:style-name="Index_20_Link" text:visited-style-name="Index_20_Link">Poznámka pro uživatele systému macOS<text:tab/>2</text:a></text:p>
            <text:p text:style-name="P35"><text:a xlink:type="simple" xlink:href="#__RefHeading___Toc1331_4256543436" text:style-name="Index_20_Link" text:visited-style-name="Index_20_Link">Úvod<text:tab/>5</text:a></text:p>
            <text:p text:style-name="P35"><text:a xlink:type="simple" xlink:href="#__RefHeading__5596_1807884836" text:style-name="Index_20_Link" text:visited-style-name="Index_20_Link">Setting up a spreadsheet<text:tab/>5</text:a></text:p>
            <text:p text:style-name="P36"><text:a xlink:type="simple" xlink:href="#__RefHeading__5598_1807884836" text:style-name="Index_20_Link" text:visited-style-name="Index_20_Link">The trap of fixed values<text:tab/>5</text:a></text:p>
            <text:p text:style-name="P36"><text:a xlink:type="simple" xlink:href="#__RefHeading__5600_1807884836" text:style-name="Index_20_Link" text:visited-style-name="Index_20_Link">Lack of documentation<text:tab/>5</text:a></text:p>
            <text:p text:style-name="P36"><text:a xlink:type="simple" xlink:href="#__RefHeading__5602_1807884836" text:style-name="Index_20_Link" text:visited-style-name="Index_20_Link">Error-checking formulas<text:tab/>5</text:a></text:p>
            <text:p text:style-name="P35"><text:a xlink:type="simple" xlink:href="#__RefHeading__40471_381637933" text:style-name="Index_20_Link" text:visited-style-name="Index_20_Link">Creating formulas<text:tab/>6</text:a></text:p>
            <text:p text:style-name="P36"><text:a xlink:type="simple" xlink:href="#__RefHeading__40473_381637933" text:style-name="Index_20_Link" text:visited-style-name="Index_20_Link">Operators in formulas<text:tab/>6</text:a></text:p>
            <text:p text:style-name="P36"><text:a xlink:type="simple" xlink:href="#__RefHeading__40475_381637933" text:style-name="Index_20_Link" text:visited-style-name="Index_20_Link">Operator types<text:tab/>8</text:a></text:p>
            <text:p text:style-name="P37"><text:a xlink:type="simple" xlink:href="#__RefHeading__40477_381637933" text:style-name="Index_20_Link" text:visited-style-name="Index_20_Link">Arithmetic operators<text:tab/>8</text:a></text:p>
            <text:p text:style-name="P37"><text:a xlink:type="simple" xlink:href="#__RefHeading__40479_381637933" text:style-name="Index_20_Link" text:visited-style-name="Index_20_Link">Comparative operators<text:tab/>8</text:a></text:p>
            <text:p text:style-name="P37"><text:a xlink:type="simple" xlink:href="#__RefHeading__40481_381637933" text:style-name="Index_20_Link" text:visited-style-name="Index_20_Link">Text operators<text:tab/>9</text:a></text:p>
            <text:p text:style-name="P37"><text:a xlink:type="simple" xlink:href="#__RefHeading__40483_381637933" text:style-name="Index_20_Link" text:visited-style-name="Index_20_Link">Reference operators<text:tab/>9</text:a></text:p>
            <text:p text:style-name="P38"><text:a xlink:type="simple" xlink:href="#__RefHeading___Toc365997_936369171" text:style-name="Index_20_Link" text:visited-style-name="Index_20_Link">Range operator<text:tab/>9</text:a></text:p>
            <text:p text:style-name="P38"><text:a xlink:type="simple" xlink:href="#__RefHeading___Toc365999_936369171" text:style-name="Index_20_Link" text:visited-style-name="Index_20_Link">Reference concatenation operator<text:tab/>10</text:a></text:p>
            <text:p text:style-name="P38"><text:a xlink:type="simple" xlink:href="#__RefHeading___Toc366001_936369171" text:style-name="Index_20_Link" text:visited-style-name="Index_20_Link">Intersection operator<text:tab/>11</text:a></text:p>
            <text:p text:style-name="P36"><text:a xlink:type="simple" xlink:href="#__RefHeading__8404_1214587958" text:style-name="Index_20_Link" text:visited-style-name="Index_20_Link">Relative and absolute references<text:tab/>11</text:a></text:p>
            <text:p text:style-name="P37"><text:a xlink:type="simple" xlink:href="#__RefHeading__8406_1214587958" text:style-name="Index_20_Link" text:visited-style-name="Index_20_Link">Relative referencing<text:tab/>11</text:a></text:p>
            <text:p text:style-name="P37"><text:a xlink:type="simple" xlink:href="#__RefHeading__8408_1214587958" text:style-name="Index_20_Link" text:visited-style-name="Index_20_Link">Absolute referencing<text:tab/>12</text:a></text:p>
            <text:p text:style-name="P37"><text:a xlink:type="simple" xlink:href="#__RefHeading___Toc124524_3024144196" text:style-name="Index_20_Link" text:visited-style-name="Index_20_Link">Named ranges<text:tab/>14</text:a></text:p>
            <text:p text:style-name="P36"><text:a xlink:type="simple" xlink:href="#__RefHeading__40485_381637933" text:style-name="Index_20_Link" text:visited-style-name="Index_20_Link">Order of calculation<text:tab/>15</text:a></text:p>
            <text:p text:style-name="P36"><text:a xlink:type="simple" xlink:href="#__RefHeading__40487_381637933" text:style-name="Index_20_Link" text:visited-style-name="Index_20_Link">Calculations linking sheets<text:tab/>15</text:a></text:p>
            <text:p text:style-name="P35"><text:a xlink:type="simple" xlink:href="#__RefHeading__40497_381637933" text:style-name="Index_20_Link" text:visited-style-name="Index_20_Link">Understanding functions<text:tab/>19</text:a></text:p>
            <text:p text:style-name="P36"><text:a xlink:type="simple" xlink:href="#__RefHeading___Toc7259_124123908" text:style-name="Index_20_Link" text:visited-style-name="Index_20_Link">Compatibility with other spreadsheet applications<text:tab/>19</text:a></text:p>
            <text:p text:style-name="P37"><text:a xlink:type="simple" xlink:href="#__RefHeading___Toc7261_124123908" text:style-name="Index_20_Link" text:visited-style-name="Index_20_Link">function_ADD and function_EXCEL2003<text:tab/>19</text:a></text:p>
            <text:p text:style-name="P37"><text:a xlink:type="simple" xlink:href="#__RefHeading___Toc7263_124123908" text:style-name="Index_20_Link" text:visited-style-name="Index_20_Link">function.XCL<text:tab/>19</text:a></text:p>
            <text:p text:style-name="P36"><text:a xlink:type="simple" xlink:href="#__RefHeading__40499_381637933" text:style-name="Index_20_Link" text:visited-style-name="Index_20_Link">Understanding the structure of functions<text:tab/>20</text:a></text:p>
            <text:p text:style-name="P36"><text:a xlink:type="simple" xlink:href="#__RefHeading__40501_381637933" text:style-name="Index_20_Link" text:visited-style-name="Index_20_Link">Nested functions<text:tab/>20</text:a></text:p>
            <text:p text:style-name="P36"><text:a xlink:type="simple" xlink:href="#__RefHeading___Toc144835_3024144196" text:style-name="Index_20_Link" text:visited-style-name="Index_20_Link">Using the Functions List<text:tab/>21</text:a></text:p>
            <text:p text:style-name="P36"><text:a xlink:type="simple" xlink:href="#__RefHeading__8412_1214587958" text:style-name="Index_20_Link" text:visited-style-name="Index_20_Link">Using the Function Wizard<text:tab/>21</text:a></text:p>
            <text:p text:style-name="P36"><text:a xlink:type="simple" xlink:href="#__RefHeading___Toc7265_124123908" text:style-name="Index_20_Link" text:visited-style-name="Index_20_Link">Array formulas<text:tab/>23</text:a></text:p>
            <text:p text:style-name="P37"><text:a xlink:type="simple" xlink:href="#__RefHeading___Toc135042_3024144196" text:style-name="Index_20_Link" text:visited-style-name="Index_20_Link">What is an array formula?<text:tab/>23</text:a></text:p>
            <text:p text:style-name="P37"><text:a xlink:type="simple" xlink:href="#__RefHeading___Toc124526_3024144196" text:style-name="Index_20_Link" text:visited-style-name="Index_20_Link">When do you use array formulas?<text:tab/>24</text:a></text:p>
            <text:p text:style-name="P37"><text:a xlink:type="simple" xlink:href="#__RefHeading___Toc144837_3024144196" text:style-name="Index_20_Link" text:visited-style-name="Index_20_Link">Creating array formulas<text:tab/>24</text:a></text:p>
            <text:p text:style-name="P35"><text:a xlink:type="simple" xlink:href="#__RefHeading__7607_1807884836" text:style-name="Index_20_Link" text:visited-style-name="Index_20_Link">Strategies for creating formulas and functions<text:tab/>24</text:a></text:p>
            <text:p text:style-name="P36"><text:a xlink:type="simple" xlink:href="#__RefHeading__40491_381637933" text:style-name="Index_20_Link" text:visited-style-name="Index_20_Link">Place a unique formula in each cell<text:tab/>25</text:a></text:p>
            <text:p text:style-name="P36"><text:a xlink:type="simple" xlink:href="#__RefHeading__40493_381637933" text:style-name="Index_20_Link" text:visited-style-name="Index_20_Link">Break formulas into parts and combine the parts<text:tab/>25</text:a></text:p>
            <text:p text:style-name="P36"><text:a xlink:type="simple" xlink:href="#__RefHeading___Toc7267_124123908" text:style-name="Index_20_Link" text:visited-style-name="Index_20_Link">Speeding up calculations<text:tab/>25</text:a></text:p>
            <text:p text:style-name="P37"><text:a xlink:type="simple" xlink:href="#__RefHeading___Toc7269_124123908" text:style-name="Index_20_Link" text:visited-style-name="Index_20_Link">Use array formulas on massive data<text:tab/>26</text:a></text:p>
            <text:p text:style-name="P37"><text:soft-page-break/><text:a xlink:type="simple" xlink:href="#__RefHeading___Toc7271_124123908" text:style-name="Index_20_Link" text:visited-style-name="Index_20_Link">Use consolidation functions<text:tab/>26</text:a></text:p>
            <text:p text:style-name="P36"><text:a xlink:type="simple" xlink:href="#__RefHeading__40495_381637933" text:style-name="Index_20_Link" text:visited-style-name="Index_20_Link">Use the Basic editor to create functions<text:tab/>26</text:a></text:p>
            <text:p text:style-name="P35"><text:a xlink:type="simple" xlink:href="#__RefHeading__40503_381637933" text:style-name="Index_20_Link" text:visited-style-name="Index_20_Link">Finding and fixing errors<text:tab/>26</text:a></text:p>
            <text:p text:style-name="P36"><text:a xlink:type="simple" xlink:href="#__RefHeading__40505_381637933" text:style-name="Index_20_Link" text:visited-style-name="Index_20_Link">Error messages<text:tab/>26</text:a></text:p>
            <text:p text:style-name="P36"><text:a xlink:type="simple" xlink:href="#__RefHeading__7609_1807884836" text:style-name="Index_20_Link" text:visited-style-name="Index_20_Link">Examples of common errors<text:tab/>27</text:a></text:p>
            <text:p text:style-name="P37"><text:a xlink:type="simple" xlink:href="#__RefHeading__8295_1807884836" text:style-name="Index_20_Link" text:visited-style-name="Index_20_Link">#DIV/0! Division by zero<text:tab/>27</text:a></text:p>
            <text:p text:style-name="P37"><text:a xlink:type="simple" xlink:href="#__RefHeading__40515_381637933" text:style-name="Index_20_Link" text:visited-style-name="Index_20_Link">#VALUE No result and #REF Incorrect references<text:tab/>28</text:a></text:p>
            <text:p text:style-name="P36"><text:a xlink:type="simple" xlink:href="#__RefHeading__40507_381637933" text:style-name="Index_20_Link" text:visited-style-name="Index_20_Link">Color coding for input<text:tab/>28</text:a></text:p>
            <text:p text:style-name="P37"><text:a xlink:type="simple" xlink:href="#__RefHeading___Toc124528_3024144196" text:style-name="Index_20_Link" text:visited-style-name="Index_20_Link">Value highlighting<text:tab/>29</text:a></text:p>
            <text:p text:style-name="P36"><text:a xlink:type="simple" xlink:href="#__RefHeading__40509_381637933" text:style-name="Index_20_Link" text:visited-style-name="Index_20_Link">The Detective<text:tab/>29</text:a></text:p>
            <text:p text:style-name="P35"><text:a xlink:type="simple" xlink:href="#__RefHeading__7611_1807884836" text:style-name="Index_20_Link" text:visited-style-name="Index_20_Link">Examples of functions<text:tab/>29</text:a></text:p>
            <text:p text:style-name="P36"><text:a xlink:type="simple" xlink:href="#__RefHeading__40519_381637933" text:style-name="Index_20_Link" text:visited-style-name="Index_20_Link">Basic arithmetic and statistics<text:tab/>30</text:a></text:p>
            <text:p text:style-name="P37"><text:a xlink:type="simple" xlink:href="#__RefHeading__40521_381637933" text:style-name="Index_20_Link" text:visited-style-name="Index_20_Link">Basic arithmetic<text:tab/>30</text:a></text:p>
            <text:p text:style-name="P37"><text:a xlink:type="simple" xlink:href="#__RefHeading__40523_381637933" text:style-name="Index_20_Link" text:visited-style-name="Index_20_Link">Simple statistics<text:tab/>30</text:a></text:p>
            <text:p text:style-name="P37"><text:a xlink:type="simple" xlink:href="#__RefHeading__40525_381637933" text:style-name="Index_20_Link" text:visited-style-name="Index_20_Link">Using these functions<text:tab/>31</text:a></text:p>
            <text:p text:style-name="P36"><text:a xlink:type="simple" xlink:href="#__RefHeading__40527_381637933" text:style-name="Index_20_Link" text:visited-style-name="Index_20_Link">Rounding off numbers<text:tab/>31</text:a></text:p>
            <text:p text:style-name="P35"><text:a xlink:type="simple" xlink:href="#__RefHeading__40531_381637933" text:style-name="Index_20_Link" text:visited-style-name="Index_20_Link">Using wildcards and regular expressions in functions<text:tab/>32</text:a></text:p>
            <text:p text:style-name="P35"><text:a xlink:type="simple" xlink:href="#__RefHeading__13026_493246014" text:style-name="Index_20_Link" text:visited-style-name="Index_20_Link">Advanced functions<text:tab/>34</text:a></text:p>
          </text:index-body>
        </text:table-of-content>
        <text:p text:style-name="Text_20_body"/>
      </text:section>
      <text:h text:style-name="P41" text:outline-level="1"><text:bookmark-start text:name="__RefHeading___Toc1331_4256543436"/>Úvod<text:bookmark-end text:name="__RefHeading___Toc1331_4256543436"/></text:h>
      <text:p text:style-name="P15">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formula. <text:alphabetical-index-mark text:string-value="definition" text:key1="formulas"/>Formulas are equations using numbers and variables to get a result. In a spreadsheet, the variables are cell locations that hold the data needed for the equation to be completed.</text:p>
      <text:p text:style-name="P15">A <text:alphabetical-index-mark text:string-value="popis" text:key1="funkce"/>function is a <text:alphabetical-index-mark text:string-value="definition" text:key1="funkce"/>predefined calculation entered in a cell to help you analyze or manipulate data. All you have to do is add the arguments, and the calculation is <text:span text:style-name="T19">made </text:span>automatically made. Functions help you create the formulas needed to get the results that you are looking for.</text:p>
      <text:h text:style-name="P39" text:outline-level="1"><text:bookmark-start text:name="__RefHeading__5596_1807884836"/>Setting up a spreadsheet<text:bookmark-end text:name="__RefHeading__5596_1807884836"/></text:h>
      <text:p text:style-name="P15">If you are setting up more than a simple one-worksheet system in Calc, it is worth planning ahead a little. Avoid the following traps:</text:p>
      <text:list xml:id="list3825899661" text:style-name="List_20_1">
        <text:list-item>
          <text:p text:style-name="P50">Typing fixed values into formulas</text:p>
        </text:list-item>
        <text:list-item>
          <text:p text:style-name="P50">Not including notes and comments describing what the system does, including what input is required and where the formulas come from (if not created from scratch)</text:p>
        </text:list-item>
        <text:list-item>
          <text:p text:style-name="P50">Not incorporating a system of checking to verify that the formulas do what is intended</text:p>
        </text:list-item>
      </text:list>
      <text:h text:style-name="P42" text:outline-level="2"><text:bookmark-start text:name="__RefHeading__5598_1807884836"/>The trap of fixed values<text:bookmark-end text:name="__RefHeading__5598_1807884836"/></text:h>
      <text:p text:style-name="P15">Many users set up long and complex formulas with <text:alphabetical-index-mark-start text:id="IMark204436536"/>fixed values<text:alphabetical-index-mark-end text:id="IMark204436536"/> typed directly into the formula.</text:p>
      <text:p text:style-name="P15">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What-if type calculations are also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P42" text:outline-level="2"><text:bookmark-start text:name="__RefHeading__5600_1807884836"/>Lack of <text:alphabetical-index-mark text:string-value="documentation, internal" text:key1="sešity"/>documentation<text:bookmark-end text:name="__RefHeading__5600_1807884836"/></text:h>
      <text:p text:style-name="P15">Lack of documentation is a very common failing. Many users prepare a simple work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later be modified by you or others and much time and effort will be saved.</text:p>
      <text:h text:style-name="P42" text:outline-level="2"><text:bookmark-start text:name="__RefHeading__5602_1807884836"/><text:alphabetical-index-mark text:string-value="error-checking formulas"/>Error-checking formulas<text:bookmark-end text:name="__RefHeading__5602_1807884836"/></text:h>
      <text:p text:style-name="P15">Adding up columns of data or selections of cells from a work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text:p>
      <text:p text:style-name="P16">You can even set up a formula to calculate the difference between the two totals and report an error in case a non-zero result is returned (see Figure <text:sequence-ref text:reference-format="value" text:ref-name="refFigure203">1</text:sequence-ref>).</text:p>
      <text:p text:style-name="P7"><text:soft-page-break/><draw:frame draw:style-name="fr1" draw:name="Frame7" text:anchor-type="as-char" svg:width="4.7811in" draw:z-index="1"><draw:text-box fo:min-height="2.8201in"><text:p text:style-name="Caption"><draw:frame draw:style-name="fr26" draw:name="graphics19" text:anchor-type="paragraph" svg:width="4.7799in" svg:height="2.6445in" draw:z-index="2"><draw:image xlink:href="Pictures/10000000000002360000013DA4BF851B3400252D.png" xlink:type="simple" xlink:show="embed" xlink:actuate="onLoad" loext:mime-type="image/png"/></draw:frame>Figure <text:sequence text:ref-name="refFigure203" text:name="Figure" text:formula="ooow:Figure+1" style:num-format="1">1</text:sequence>: Error checking of formulas</text:p></draw:text-box></draw:frame></text:p>
      <text:h text:style-name="P39" text:outline-level="1"><text:bookmark-start text:name="__RefHeading__40471_381637933"/>Creating formulas<text:bookmark-end text:name="__RefHeading__40471_381637933"/></text:h>
      <text:p text:style-name="P17">You can <text:alphabetical-index-mark text:string-value="entering" text:key1="funkce"/>enter formulas in two ways, either by using the Function Wizard, or by typing directly into the cell or into the input line. A formula must begin with an = symbol, so when typing in directly, you need to start a formula with one of the following symbols: =, + or –. Calc automatically adds the = symbol for the formula, when starting with the + or – character. Starting with anything else causes the formula to be treated as if it were text.</text:p>
      <text:h text:style-name="P42" text:outline-level="2"><text:bookmark-start text:name="__RefHeading__40473_381637933"/><text:alphabetical-index-mark text:string-value="operators in" text:key1="formulas"/>Operators in formulas<text:bookmark-end text:name="__RefHeading__40473_381637933"/></text:h>
      <text:p text:style-name="P15">Each cell <text:span text:style-name="T20">i</text:span>n the worksheet can be used as a data holder or a place for data calculations. <text:span text:style-name="T20">To e</text:span>nter data, simply typ<text:span text:style-name="T20">e</text:span> in the cell and mov<text:span text:style-name="T20">e</text:span> to the next cell or press <text:span text:style-name="Keystroke">Enter</text:span>. With formulas, the equals sign indicates that the cell will be used for a calculation. A<text:span text:style-name="T20">n example of a</text:span> mathematical calculation like 15 + 46 <text:span text:style-name="T20">i</text:span>s shown in Figure <text:sequence-ref text:reference-format="value" text:ref-name="refFigure204">2</text:sequence-ref>.</text:p>
      <text:p text:style-name="P15">While the <text:alphabetical-index-mark text:string-value="calculation examples" text:key1="formulas"/>calculation on the left <text:span text:style-name="T20">us</text:span>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Other ways of using formulas are shown in <text:span text:style-name="T12">Table </text:span><text:sequence-ref text:reference-format="value" text:ref-name="refTable2">1</text:sequence-ref>.</text:p>
      <text:p text:style-name="P15">These cell references allow formulas to use data from anywhere in the worksheet being worked on or from any other worksheet in the workbook that is opened. If the data needed was in different worksheets, they would be referenced by referring to the name of the worksheet, for example =SUM(Sheet2.B12+Sheet3.A11).</text:p>
      <text:list xml:id="list84017918583700" text:continue-list="list1687355122" text:style-name="Heading_20_Note">
        <text:list-item>
          <text:p text:style-name="P48">Poznámka</text:p>
        </text:list-item>
      </text:list>
      <text:p text:style-name="P13">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able:table table:name="Table1" table:style-name="Table1">
        <table:table-column table:style-name="Table1.A"/>
        <table:table-column table:style-name="Table1.B"/>
        <text:soft-page-break/>
        <table:table-row table:style-name="Table1.1">
          <table:table-cell table:style-name="Table1.A1" office:value-type="string">
            <text:p text:style-name="P6">Simple Calculation in 1 Cell</text:p>
          </table:table-cell>
          <table:table-cell table:style-name="Table1.B1" office:value-type="string">
            <text:p text:style-name="P6">Calculation by Reference</text:p>
          </table:table-cell>
        </table:table-row>
        <table:table-row table:style-name="Table1.1">
          <table:table-cell table:style-name="Table1.A2" office:value-type="string">
            <text:p text:style-name="P4"><draw:frame draw:style-name="fr7" draw:name="graphics1" text:anchor-type="paragraph" svg:width="2.7563in" svg:height="1.3228in" draw:z-index="3"><draw:image xlink:href="Pictures/100000000000011A0000007C8CC931E312AF25A7.png" xlink:type="simple" xlink:show="embed" xlink:actuate="onLoad" loext:mime-type="image/png"/></draw:frame></text:p>
          </table:table-cell>
          <table:table-cell table:style-name="Table1.A2" office:value-type="string">
            <text:p text:style-name="P4"><draw:frame draw:style-name="fr25" draw:name="graphics2" text:anchor-type="paragraph" svg:width="2.7563in" svg:height="1.3071in"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4"><draw:frame draw:style-name="fr7" draw:name="graphics6" text:anchor-type="paragraph" svg:width="2.7563in" svg:height="1.3228in" draw:z-index="5"><draw:image xlink:href="Pictures/10000000000001190000007C13C04782A4A39C6A.png" xlink:type="simple" xlink:show="embed" xlink:actuate="onLoad" loext:mime-type="image/png"/></draw:frame></text:p>
          </table:table-cell>
          <table:table-cell table:style-name="Table1.A2" office:value-type="string">
            <text:p text:style-name="P4"><draw:frame draw:style-name="fr7" draw:name="graphics7" text:anchor-type="paragraph" svg:width="2.7563in" svg:height="1.3701in" draw:z-index="6"><draw:image xlink:href="Pictures/100000000000011900000082AC8E0152B0668B82.png" xlink:type="simple" xlink:show="embed" xlink:actuate="onLoad" loext:mime-type="image/png"/></draw:frame></text:p>
          </table:table-cell>
        </table:table-row>
        <table:table-row table:style-name="Table1.1">
          <table:table-cell table:style-name="Table1.A2" office:value-type="string">
            <text:p text:style-name="P4"/>
          </table:table-cell>
          <table:table-cell table:style-name="Table1.A2" office:value-type="string">
            <text:p text:style-name="P4"><draw:frame draw:style-name="fr7" draw:name="graphics8" text:anchor-type="paragraph" svg:width="2.7563in" svg:height="1.2874in" draw:z-index="7"><draw:image xlink:href="Pictures/10000000000001190000007A94782916F1699BBE.png" xlink:type="simple" xlink:show="embed" xlink:actuate="onLoad" loext:mime-type="image/png"/></draw:frame></text:p>
          </table:table-cell>
        </table:table-row>
      </table:table>
      <text:p text:style-name="P9">Figure <text:sequence text:ref-name="refFigure204" text:name="Figure" text:formula="ooow:Figure+1" style:num-format="1">2</text:sequence>: A simple calculation</text:p>
      <text:p text:style-name="P9"/>
      <text:p text:style-name="P9">Table <text:sequence text:ref-name="refTable2" text:name="Table" text:formula="ooow:Table+1" style:num-format="1">1</text:sequence>: Common ways to use formulas</text:p>
      <table:table table:name="Table6" table:style-name="Table6">
        <table:table-column table:style-name="Table6.A"/>
        <table:table-column table:style-name="Table6.B"/>
        <table:table-header-rows>
          <table:table-row table:style-name="Table6.1">
            <table:table-cell table:style-name="Table6.A1" office:value-type="string">
              <text:p text:style-name="P6">Formula</text:p>
            </table:table-cell>
            <table:table-cell table:style-name="Table6.A1" office:value-type="string">
              <text:p text:style-name="P6">Popis</text:p>
            </table:table-cell>
          </table:table-row>
        </table:table-header-rows>
        <table:table-row table:style-name="Table6.2">
          <table:table-cell table:style-name="Table6.A2" office:value-type="string">
            <text:p text:style-name="P4">=A1+10</text:p>
          </table:table-cell>
          <table:table-cell table:style-name="Table6.B2" office:value-type="string">
            <text:p text:style-name="P4">Displays the contents of cell A1 plus 10.</text:p>
          </table:table-cell>
        </table:table-row>
        <table:table-row table:style-name="Table6.3">
          <table:table-cell table:style-name="Table6.A2" office:value-type="string">
            <text:p text:style-name="P4">=A1*16%</text:p>
          </table:table-cell>
          <table:table-cell table:style-name="Table6.B3" office:value-type="string">
            <text:p text:style-name="P4">Displays 16% of the contents of A1.</text:p>
          </table:table-cell>
        </table:table-row>
        <table:table-row table:style-name="Table6.2">
          <table:table-cell table:style-name="Table6.A2" office:value-type="string">
            <text:p text:style-name="P4">=A1*A2</text:p>
          </table:table-cell>
          <table:table-cell table:style-name="Table6.B4" office:value-type="string">
            <text:p text:style-name="P4">Displays the result of multiplying the contents of A1 and A2.</text:p>
          </table:table-cell>
        </table:table-row>
        <table:table-row table:style-name="Table6.3">
          <table:table-cell table:style-name="Table6.A5" office:value-type="string">
            <text:p text:style-name="P4">=ROUND(A1,1)</text:p>
          </table:table-cell>
          <table:table-cell table:style-name="Table6.B5" office:value-type="string">
            <text:p text:style-name="P4">Displays the contents of cell A1 rounded to one decimal place.</text:p>
          </table:table-cell>
        </table:table-row>
        <table:table-row table:style-name="Table6.2">
          <table:table-cell table:style-name="Table6.A10" office:value-type="string">
            <text:p text:style-name="P4">=EFFECTIVE(5%,12)</text:p>
          </table:table-cell>
          <table:table-cell table:style-name="Table6.B6" office:value-type="string">
            <text:p text:style-name="P4">Calculates the effective interest for 5% annual nominal interest with 12 payments a year.</text:p>
          </table:table-cell>
        </table:table-row>
        <table:table-row table:style-name="Table6.3">
          <table:table-cell table:style-name="Table6.A10" office:value-type="string">
            <text:p text:style-name="P4">=B8-SUM(B10:B14)</text:p>
          </table:table-cell>
          <table:table-cell table:style-name="Table6.B7" office:value-type="string">
            <text:p text:style-name="P4">Calculates B8 minus the sum of the cells B10 to B14.</text:p>
          </table:table-cell>
        </table:table-row>
        <table:table-row table:style-name="Table6.2">
          <table:table-cell table:style-name="Table6.A10" office:value-type="string">
            <text:p text:style-name="P4">=SUM(B8,SUM(B10:B14))</text:p>
          </table:table-cell>
          <table:table-cell table:style-name="Table6.B8" office:value-type="string">
            <text:p text:style-name="P4">Calculates the sum of cells B10 to B14 and adds the value to B8.</text:p>
          </table:table-cell>
        </table:table-row>
        <table:table-row table:style-name="Table6.3">
          <table:table-cell table:style-name="Table6.A10" office:value-type="string">
            <text:p text:style-name="P4">=SUM(B1:B1048576)</text:p>
          </table:table-cell>
          <table:table-cell table:style-name="Table6.B9" office:value-type="string">
            <text:p text:style-name="P4">Sums all numbers in column B.</text:p>
          </table:table-cell>
        </table:table-row>
        <table:table-row table:style-name="Table6.2">
          <table:table-cell table:style-name="Table6.A10" office:value-type="string">
            <text:p text:style-name="P4">=AVERAGE(BloodSugar)</text:p>
          </table:table-cell>
          <table:table-cell table:style-name="Table6.B10" office:value-type="string">
            <text:p text:style-name="P4">Displays the average of a named range defined under the name <text:span text:style-name="Emphasis">BloodSugar</text:span>.</text:p>
          </table:table-cell>
        </table:table-row>
        <table:table-row table:style-name="Table6.3">
          <table:table-cell table:style-name="Table6.A11" office:value-type="string">
            <text:p text:style-name="P4">=IF(C31&gt;140, "HIGH", "OK")</text:p>
          </table:table-cell>
          <table:table-cell table:style-name="Table6.B11" office:value-type="string">
            <text:p text:style-name="P4">Displays the results of a conditional analysis of data from two sources. If the contents of C31 is greater than 140, then HIGH is displayed, otherwise OK is displayed.</text:p>
          </table:table-cell>
        </table:table-row>
      </table:table>
      <text:p text:style-name="P18"><text:soft-page-break/>Functions in <text:span text:style-name="T12">Table </text:span><text:span text:style-name="T12"><text:sequence-ref text:reference-format="value" text:ref-name="refTable2">1</text:sequence-ref></text:span><text:span text:style-name="T12"><text:s/>are identified </text:span>by a word, for example ROUND, followed by parentheses enclosing references or numbers.</text:p>
      <text:list xml:id="list84018391966884" text:continue-numbering="true" text:style-name="Heading_20_Note">
        <text:list-item>
          <text:p text:style-name="P48">Poznámka</text:p>
        </text:list-item>
      </text:list>
      <text:p text:style-name="P13">Users of <text:span text:style-name="T20">some</text:span> other spreadsheet software may be familiar with formulas that begin with +, -, =, (, @, ., $, or #. A mathematical formula would look like +D2+C2 or +2*3. Functions begin with the @ symbol such as @SUM(D2..D7), @COS(@DEGTORAD(30)) and @IRR(GUESS,CASHFLOWS). Ranges are identified such as A1..D3.</text:p>
      <text:p text:style-name="P15">It is also possible to establish ranges for inclusion by naming them using <text:span text:style-name="Strong_20_Emphasis">Insert &gt; Names</text:span>, for example <text:span text:style-name="Emphasis">BloodSugar</text:span> representing a range such as B3:B10. Logical functions can also be performed as represented by the IF statement which results in a conditional response based upon the data in the identified cell, for example</text:p>
      <text:p text:style-name="Code">=IF(A2&gt;=0,"Positive","Negative")</text:p>
      <text:p text:style-name="P15">A value of 3 in cell A2 would return the result Positive, a value of –9 the result Negative.</text:p>
      <text:h text:style-name="P42" text:outline-level="2"><text:bookmark-start text:name="__RefHeading__40475_381637933"/><text:alphabetical-index-mark text:string-value="operator types" text:key1="formulas"/>Operator types<text:bookmark-end text:name="__RefHeading__40475_381637933"/></text:h>
      <text:p text:style-name="P15">You can use the following operator types in Calc: arithmetic, comparative, text, and reference.</text:p>
      <text:h text:style-name="P45" text:outline-level="3"><text:bookmark-start text:name="__RefHeading__40477_381637933"/><text:alphabetical-index-mark text:string-value="arithmetic operators"/>Arithmetic operators<text:bookmark-end text:name="__RefHeading__40477_381637933"/></text:h>
      <text:p text:style-name="P15">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P25">Table <text:sequence text:ref-name="refTable3"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Operator</text:p>
            </table:table-cell>
            <table:table-cell table:style-name="Table8.A1" office:value-type="string">
              <text:p text:style-name="P6">Name</text:p>
            </table:table-cell>
            <table:table-cell table:style-name="Table8.A1" office:value-type="string">
              <text:p text:style-name="P6">Příklad</text:p>
            </table:table-cell>
          </table:table-row>
        </table:table-header-rows>
        <table:table-row table:style-name="Table8.2">
          <table:table-cell table:style-name="Table8.A2" office:value-type="string">
            <text:p text:style-name="P4">+ (Plus)</text:p>
          </table:table-cell>
          <table:table-cell table:style-name="Table8.A2" office:value-type="string">
            <text:p text:style-name="P4">Addition</text:p>
          </table:table-cell>
          <table:table-cell table:style-name="Table8.A2" office:value-type="string">
            <text:p text:style-name="P4">=1+1</text:p>
          </table:table-cell>
        </table:table-row>
        <table:table-row table:style-name="Table8.3">
          <table:table-cell table:style-name="Table8.A2" office:value-type="string">
            <text:p text:style-name="P4">– (Minus)</text:p>
          </table:table-cell>
          <table:table-cell table:style-name="Table8.A2" office:value-type="string">
            <text:p text:style-name="P4">Subtraction</text:p>
          </table:table-cell>
          <table:table-cell table:style-name="Table8.C3" office:value-type="string">
            <text:p text:style-name="P4">=2–1</text:p>
          </table:table-cell>
        </table:table-row>
        <table:table-row table:style-name="Table8.2">
          <table:table-cell table:style-name="Table8.A2" office:value-type="string">
            <text:p text:style-name="P4">– (Minus)</text:p>
          </table:table-cell>
          <table:table-cell table:style-name="Table8.A2" office:value-type="string">
            <text:p text:style-name="P4">Negation</text:p>
          </table:table-cell>
          <table:table-cell table:style-name="Table8.A2" office:value-type="string">
            <text:p text:style-name="P4">–5</text:p>
          </table:table-cell>
        </table:table-row>
        <table:table-row table:style-name="Table8.3">
          <table:table-cell table:style-name="Table8.A2" office:value-type="string">
            <text:p text:style-name="P4">* (asterisk)</text:p>
          </table:table-cell>
          <table:table-cell table:style-name="Table8.A2" office:value-type="string">
            <text:p text:style-name="P4">Multiplication</text:p>
          </table:table-cell>
          <table:table-cell table:style-name="Table8.C3" office:value-type="string">
            <text:p text:style-name="P4">=2*2</text:p>
          </table:table-cell>
        </table:table-row>
        <table:table-row table:style-name="Table8.2">
          <table:table-cell table:style-name="Table8.A2" office:value-type="string">
            <text:p text:style-name="P4">/ (Slash)</text:p>
          </table:table-cell>
          <table:table-cell table:style-name="Table8.A2" office:value-type="string">
            <text:p text:style-name="P4">Division</text:p>
          </table:table-cell>
          <table:table-cell table:style-name="Table8.C3" office:value-type="string">
            <text:p text:style-name="P4">=10/5</text:p>
          </table:table-cell>
        </table:table-row>
        <table:table-row table:style-name="Table8.3">
          <table:table-cell table:style-name="Table8.A2" office:value-type="string">
            <text:p text:style-name="P4">% (Percent)</text:p>
          </table:table-cell>
          <table:table-cell table:style-name="Table8.A2" office:value-type="string">
            <text:p text:style-name="P4">Percent</text:p>
          </table:table-cell>
          <table:table-cell table:style-name="Table8.C3" office:value-type="string">
            <text:p text:style-name="P4">15%</text:p>
          </table:table-cell>
        </table:table-row>
        <table:table-row table:style-name="Table8.2">
          <table:table-cell table:style-name="Table8.A2" office:value-type="string">
            <text:p text:style-name="P4">^ (Caret)</text:p>
          </table:table-cell>
          <table:table-cell table:style-name="Table8.A2" office:value-type="string">
            <text:p text:style-name="P4">Exponentiation</text:p>
          </table:table-cell>
          <table:table-cell table:style-name="Table8.A2" office:value-type="string">
            <text:p text:style-name="P4">2^3</text:p>
          </table:table-cell>
        </table:table-row>
      </table:table>
      <text:h text:style-name="P45" text:outline-level="3"><text:bookmark-start text:name="__RefHeading__40479_381637933"/><text:alphabetical-index-mark text:string-value="comparative operators"/>Comparative operators<text:bookmark-end text:name="__RefHeading__40479_381637933"/></text:h>
      <text:p text:style-name="P15">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P15">A direct answer of TRUE or FALSE can be obtained by entering a formula such as =B6&gt;B12. If the numbers found in the referenced cells are accurately represented, the answer TRUE is returned, otherwise FALSE is returned.</text:p>
      <text:p text:style-name="P3"><text:soft-page-break/>Table <text:sequence text:ref-name="refTable4"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6">Operator</text:p>
            </table:table-cell>
            <table:table-cell table:style-name="Table9.A1" office:value-type="string">
              <text:p text:style-name="P6">Name</text:p>
            </table:table-cell>
            <table:table-cell table:style-name="Table9.A1" office:value-type="string">
              <text:p text:style-name="P6">Příklad</text:p>
            </table:table-cell>
          </table:table-row>
        </table:table-header-rows>
        <table:table-row table:style-name="Table9.2">
          <table:table-cell table:style-name="Table9.A2" office:value-type="string">
            <text:p text:style-name="P4">= </text:p>
          </table:table-cell>
          <table:table-cell table:style-name="Table9.A2" office:value-type="string">
            <text:p text:style-name="P4">Equal</text:p>
          </table:table-cell>
          <table:table-cell table:style-name="Table9.A2" office:value-type="string">
            <text:p text:style-name="P4">A1=B1</text:p>
          </table:table-cell>
        </table:table-row>
        <table:table-row table:style-name="Table9.3">
          <table:table-cell table:style-name="Table9.A2" office:value-type="string">
            <text:p text:style-name="P4">&gt; </text:p>
          </table:table-cell>
          <table:table-cell table:style-name="Table9.A2" office:value-type="string">
            <text:p text:style-name="P4">Greater than</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text:p>
          </table:table-cell>
          <table:table-cell table:style-name="Table9.A2" office:value-type="string">
            <text:p text:style-name="P4">A1&lt;B1</text:p>
          </table:table-cell>
        </table:table-row>
        <table:table-row table:style-name="Table9.3">
          <table:table-cell table:style-name="Table9.A2" office:value-type="string">
            <text:p text:style-name="P4">&gt;= </text:p>
          </table:table-cell>
          <table:table-cell table:style-name="Table9.A2" office:value-type="string">
            <text:p text:style-name="P4">Greater than or equal to</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 or equal to</text:p>
          </table:table-cell>
          <table:table-cell table:style-name="Table9.A2" office:value-type="string">
            <text:p text:style-name="P4">A1&lt;=B1</text:p>
          </table:table-cell>
        </table:table-row>
        <table:table-row table:style-name="Table9.3">
          <table:table-cell table:style-name="Table9.A2" office:value-type="string">
            <text:p text:style-name="P4">&lt;&gt; </text:p>
          </table:table-cell>
          <table:table-cell table:style-name="Table9.A2" office:value-type="string">
            <text:p text:style-name="P4">Inequality</text:p>
          </table:table-cell>
          <table:table-cell table:style-name="Table9.A2" office:value-type="string">
            <text:p text:style-name="P4">A1&lt;&gt;B1</text:p>
          </table:table-cell>
        </table:table-row>
      </table:table>
      <text:p text:style-name="P15">If cell A1 contains the numerical value 4 and cell B1 the numerical value 5, the above examples would yield results of FALSE, FALSE, TRUE, FALSE, TRUE, and TRUE.</text:p>
      <text:h text:style-name="P45" text:outline-level="3"><text:bookmark-start text:name="__RefHeading__40481_381637933"/><text:alphabetical-index-mark text:string-value="text operators"/>Text operators<text:bookmark-end text:name="__RefHeading__40481_381637933"/></text:h>
      <text:p text:style-name="P15">It is common for users to place text in spreadsheets. To provide for variability in what and how this type of data is displayed, text can be joined together in pieces coming from different places on the spreadsheet. <text:span text:style-name="T21">Figure </text:span><text:sequence-ref text:reference-format="value" text:ref-name="refFigure205">3</text:sequence-ref><text:s/>shows an example.</text:p>
      <table:table table:name="Table11" table:style-name="Table11">
        <table:table-column table:style-name="Table11.A"/>
        <table:table-row>
          <table:table-cell table:style-name="Table11.A1" office:value-type="string">
            <text:p text:style-name="P4"><draw:frame draw:style-name="fr7" draw:name="graphics32" text:anchor-type="paragraph" svg:width="4.378in" svg:height="0.8425in"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4"><draw:frame draw:style-name="fr24" draw:name="graphics33" text:anchor-type="paragraph" svg:width="4.3701in" svg:height="0.8465in"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2">Figure <text:sequence text:ref-name="refFigure205" text:name="Figure" text:formula="ooow:Figure+1" style:num-format="1">3</text:sequence>: Text concatenation</text:p>
          </table:table-cell>
        </table:table-row>
      </table:table>
      <text:p text:style-name="P15">In this example, specific pieces of the text were found in three different cells. To join these segments together, the formula also adds required spaces and punctuation enclosed within quotation marks, resulting in a formula of =B2 &amp; " " &amp; C2 &amp; ", " &amp; D2. The result is the concatenation into a date formatted in a particular sequence.</text:p>
      <text:p text:style-name="P15">Calc has a <text:alphabetical-index-mark-start text:id="IMark394643256" text:key1="functions"/>CONCATENATE<text:alphabetical-index-mark-end text:id="IMark394643256"/> function which performs the same operation.</text:p>
      <text:h text:style-name="P45" text:outline-level="3"><text:bookmark-start text:name="__RefHeading__40483_381637933"/><text:alphabetical-index-mark text:string-value="reference operators"/>Reference operators<text:bookmark-end text:name="__RefHeading__40483_381637933"/></text:h>
      <text:p text:style-name="P15">An individual cell is identified by the column identifier (letter) located along the top of the columns and a row identifier (number) found along the left-hand side of the spreadsheet. On spreadsheets read from left to right, the reference for the upper left cell is A1.</text:p>
      <text:p text:style-name="P15">Thus in its simplest form a reference refers to a single cell, but references can also refer to a rectangle or cuboid range or a reference in a list of references. To build such references you need reference operators.</text:p>
      <text:h text:style-name="P46" text:outline-level="4"><text:bookmark-start text:name="__RefHeading___Toc365997_936369171"/><text:alphabetical-index-mark text:string-value="range operator" text:key1="formulas"/><text:alphabetical-index-mark text:string-value="range operators"/>Range operator<text:bookmark-end text:name="__RefHeading___Toc365997_936369171"/></text:h>
      <text:p text:style-name="P15">The range operator is written as a colon. An expression using the range operator has the following syntax: </text:p>
      <text:p text:style-name="Code"><text:span text:style-name="Code">reference upper left : reference lower right</text:span></text:p>
      <text:p text:style-name="P15"><text:soft-page-break/>The range operator builds a reference to the smallest range including both the cells referenced with the left reference and the cells referenced with the right reference.</text:p>
      <text:p text:style-name="P7"><draw:frame draw:style-name="fr4" draw:name="Frame9" text:anchor-type="as-char" svg:width="3.6827in" draw:z-index="10"><draw:text-box fo:min-height="2.5811in"><text:p text:style-name="Caption"><draw:frame draw:style-name="fr7" draw:name="graphics15" text:anchor-type="paragraph" svg:width="3.6661in" svg:height="2.3256in" draw:z-index="11"><draw:image xlink:href="Pictures/10000000000001D60000011F4EFA05B105CDE647.png" xlink:type="simple" xlink:show="embed" xlink:actuate="onLoad" loext:mime-type="image/png"/></draw:frame>Figure <text:sequence text:ref-name="refFigure206" text:name="Figure" text:formula="ooow:Figure+1" style:num-format="1">4</text:sequence>: Reference Operator for a range</text:p></draw:text-box></draw:frame></text:p>
      <text:p text:style-name="P15">In the upper left corner of <text:span text:style-name="T22">Figure</text:span> <text:sequence-ref text:reference-format="value" text:ref-name="refFigure206">4</text:sequence-ref><text:s/>the reference A1:D12 is shown, corresponding to the cells included in the drag operation with the mouse to highlight the range.</text:p>
      <text:p text:style-name="P15"><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15">A2:B4</text:p>
          </table:table-cell>
          <table:table-cell table:style-name="Table14.A1" office:value-type="string">
            <text:p text:style-name="P15">Reference to a rectangle range with 6 cells, 2 column width × 3 row height. When you click on the reference in the formula in the input line, a border indicates the rectangle.</text:p>
          </table:table-cell>
        </table:table-row>
        <table:table-row table:style-name="Table14.1">
          <table:table-cell table:style-name="Table14.A1" office:value-type="string">
            <text:p text:style-name="P15">(A2:B4):C9</text:p>
          </table:table-cell>
          <table:table-cell table:style-name="Table14.A1" office:value-type="string">
            <text:p text:style-name="P15">Reference to a rectangle range with cell A2 top left and cell C9 bottom right. So the range contains 24 cells, 3 column width × 8 row height. This method of addressing extends the initial range from A2:B4 to A2:C9.</text:p>
          </table:table-cell>
        </table:table-row>
        <table:table-row table:style-name="Table14.1">
          <table:table-cell table:style-name="Table14.A1" office:value-type="string">
            <text:p text:style-name="P15">Sheet1.A3:Sheet3.D4</text:p>
          </table:table-cell>
          <table:table-cell table:style-name="Table14.A1" office:value-type="string">
            <text:p text:style-name="P15">Reference to a cuboid range with 24 cells, 4 column width × 2 row height × 3 sheets depth.</text:p>
          </table:table-cell>
        </table:table-row>
        <table:table-row table:style-name="Table14.1">
          <table:table-cell table:style-name="Table14.A1" office:value-type="string">
            <text:p text:style-name="P15">B:B</text:p>
          </table:table-cell>
          <table:table-cell table:style-name="Table14.A1" office:value-type="string">
            <text:p text:style-name="P15">Reference to all cells of column B.</text:p>
          </table:table-cell>
        </table:table-row>
        <table:table-row table:style-name="Table14.1">
          <table:table-cell table:style-name="Table14.A1" office:value-type="string">
            <text:p text:style-name="P15">A:D</text:p>
          </table:table-cell>
          <table:table-cell table:style-name="Table14.A1" office:value-type="string">
            <text:p text:style-name="P15">Reference to all cells of columns A to D.</text:p>
          </table:table-cell>
        </table:table-row>
        <table:table-row table:style-name="Table14.1">
          <table:table-cell table:style-name="Table14.A6" office:value-type="string">
            <text:p text:style-name="P15">20:20</text:p>
          </table:table-cell>
          <table:table-cell table:style-name="Table14.A1" office:value-type="string">
            <text:p text:style-name="P15">Reference to all cells of row 20.</text:p>
          </table:table-cell>
        </table:table-row>
        <table:table-row table:style-name="Table14.1">
          <table:table-cell table:style-name="Table14.A6" office:value-type="string">
            <text:p text:style-name="P15">1:20</text:p>
          </table:table-cell>
          <table:table-cell table:style-name="Table14.A1" office:value-type="string">
            <text:p text:style-name="P15">Reference to all cell of rows 1 to 20.</text:p>
          </table:table-cell>
        </table:table-row>
      </table:table>
      <text:p text:style-name="P15">When you enter B4:A2 or A4:B2 directly, then Calc will turn it to A2:B4. So the left top cell of the range is left of the colon and the bottom right cell is right of the colon. But if you name the cell B4 for example with _start and A2 with _end, you can use _start:_end without any error.</text:p>
      <text:h text:style-name="P46" text:outline-level="4"><text:bookmark-start text:name="__RefHeading___Toc365999_936369171"/>Reference concatenation operator<text:bookmark-end text:name="__RefHeading___Toc365999_936369171"/></text:h>
      <text:p text:style-name="P15">The <text:alphabetical-index-mark-start text:id="IMark566779832" text:key1="formulas"/><text:alphabetical-index-mark-start text:id="IMark456184104"/>concatenation operator<text:alphabetical-index-mark-end text:id="IMark456184104"/><text:alphabetical-index-mark-end text:id="IMark566779832"/> is written as a tilde. An expression using the concatenation operator has the following syntax:</text:p>
      <text:p text:style-name="Code"><text:span text:style-name="Code">reference left ~ reference right</text:span></text:p>
      <text:p text:style-name="P15">The result of such an expression is a reference list, which is an ordered list of references. Some functions can take a reference list as an argument, SUM, MAX or INDEX for example.</text:p>
      <text:p text:style-name="P15">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P15"><text:soft-page-break/>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P15">The reference concatenation also applies to whole rows and whole columns. For example <text:span text:style-name="Code">SUM(A:B~D:D)</text:span> is the sum of all cells in columns A and B and the column D.</text:p>
      <text:h text:style-name="P46" text:outline-level="4"><text:bookmark-start text:name="__RefHeading___Toc366001_936369171"/>Intersection operator<text:bookmark-end text:name="__RefHeading___Toc366001_936369171"/></text:h>
      <text:p text:style-name="P15">The <text:alphabetical-index-mark-start text:id="IMark755867496" text:key1="formulas"/><text:alphabetical-index-mark-start text:id="IMark456184104"/>intersection operator<text:alphabetical-index-mark-end text:id="IMark456184104"/><text:alphabetical-index-mark-end text:id="IMark755867496"/> is written as an exclamation mark. An expression using the intersection operator has the following syntax:</text:p>
      <text:p text:style-name="Code"><text:span text:style-name="Code">reference left ! reference right</text:span></text:p>
      <text:p text:style-name="P15">If the references refer to single ranges, the result is a reference to a single range, containing all cells, which are both in the left reference and in the right reference. </text:p>
      <text:p text:style-name="P15">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P15"><text:span text:style-name="Strong_20_Emphasis">Příklady</text:span></text:p>
      <text:p text:style-name="Code">A2:B4 ! B3:D6</text:p>
      <text:p text:style-name="P15">This results in a reference to the range B3:B4, because these cells are inside A2:B4 and inside B3:D4.</text:p>
      <text:p text:style-name="Code">(A2:B4~B1:C2) ! (B2:C6~C1:D3)</text:p>
      <text:p text:style-name="P15">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 </text:p>
      <text:p text:style-name="Code">A:B ! 10:10</text:p>
      <text:p text:style-name="P15">Calculates the intersection of columns A and B with line 10, thus selecting A10 and B10.</text:p>
      <text:p text:style-name="P15">You can use the intersection operator to refer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P15">will reference the cell containing the temperature in February.</text:p>
      <text:p text:style-name="P15">The intersection operator (!) has a higher precedence than the concatenation operator (~), but do<text:span text:style-name="T25">es</text:span> not rely on precedence.</text:p>
      <text:list xml:id="list1091710605" text:style-name="Heading_20_Tip">
        <text:list-item>
          <text:p text:style-name="P49">Tip</text:p>
        </text:list-item>
      </text:list>
      <text:p text:style-name="P13">Always put in parentheses the part that is to be calculated first.</text:p>
      <text:h text:style-name="P42" text:outline-level="2"><text:bookmark-start text:name="__RefHeading__8404_1214587958"/>Relative and absolute references<text:bookmark-end text:name="__RefHeading__8404_1214587958"/></text:h>
      <text:p text:style-name="P15">References are the way that we refer to the location of a particular cell in Calc and can be either relative (to the current cell) or absolute (a fixed amount).</text:p>
      <text:h text:style-name="P45" text:outline-level="3"><text:bookmark-start text:name="__RefHeading__8406_1214587958"/>Relative referencing<text:bookmark-end text:name="__RefHeading__8406_1214587958"/></text:h>
      <text:p text:style-name="P14">An example of a <text:alphabetical-index-mark-start text:id="IMark491162872"/><text:alphabetical-index-mark-start text:id="IMark456184104" text:key1="formulas"/>relative reference<text:alphabetical-index-mark-end text:id="IMark456184104"/><text:alphabetical-index-mark-end text:id="IMark491162872"/> will illustrate the difference between a relative reference and absolute reference using the spreadsheet from <text:span text:style-name="T22">Figure</text:span> <text:sequence-ref text:reference-format="value" text:ref-name="refFigure207">5</text:sequence-ref>.</text:p>
      <text:list xml:id="list1676732430" text:style-name="Numbering_20_1">
        <text:list-item>
          <text:p text:style-name="P51">Type the numbers 4 and 11 into cells C3 and C4 respectively of that spreadsheet.</text:p>
        </text:list-item>
        <text:list-item>
          <text:p text:style-name="P51"><text:soft-page-break/>Copy the formula in cell B5 (=B3+B4) to cell C5. You can do this by using a simple copy and paste or click and drag B5 to C5 as shown below. The formula in B5 calculates the sum of values in the two cells B3 and B4.</text:p>
        </text:list-item>
        <text:list-item>
          <text:p text:style-name="P51">Click in cell C5. The formula bar shows =C3+C4 rather than =B3+B4 and the value in C5 is 15, the sum of 4 and 11 which are the values in C3 and C4.</text:p>
        </text:list-item>
      </text:list>
      <text:p text:style-name="P15">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P7"><draw:frame draw:style-name="fr4" draw:name="Frame10" text:anchor-type="as-char" svg:width="3.7283in" draw:z-index="12"><draw:text-box fo:min-height="1.4327in"><text:p text:style-name="Standard"><draw:frame draw:style-name="fr7" draw:name="Image4" text:anchor-type="paragraph" svg:width="3.7492in" svg:height="1.2189in" draw:z-index="47"><draw:image xlink:href="Pictures/100000000000016800000075144F4EBD4AF43391.png" xlink:type="simple" xlink:show="embed" xlink:actuate="onLoad" loext:mime-type="image/png"/></draw:frame><draw:frame draw:style-name="fr18" draw:name="graphics25" text:anchor-type="paragraph" svg:x="0.0102in" svg:y="1.3646in" svg:width="3.7283in" style:rel-width="100%" svg:height="1.2398in" style:rel-height="scale" draw:z-index="13"><draw:image xlink:href="Pictures/100000000000016600000077AC7CADD76C1AA7D1.png" xlink:type="simple" xlink:show="embed" xlink:actuate="onLoad" loext:mime-type="image/png"/></draw:frame></text:p><text:p text:style-name="Caption">Figure <text:sequence text:ref-name="refFigure207" text:name="Figure" text:formula="ooow:Figure+1" style:num-format="1">5</text:sequence>: Relative references</text:p></draw:text-box></draw:frame></text:p>
      <text:p text:style-name="P15">You can think of a relative address as a pair of offsets to the current cell. Cell B1 is 1 column to the left of Cell C5 and 4 rows above. The address could be written as R[-1]C[-4]. In fact earlier spreadsheets allowed this notation method to be used in formulas.</text:p>
      <text:p text:style-name="P15">Whenever you copy this formula from cell B5 to another cell, the result will always be the sum of the two numbers taken from the two cells one and two rows above the cell containing the formula.</text:p>
      <text:p text:style-name="P15">Relative addressing is the default method of referring to addresses in Calc.</text:p>
      <text:h text:style-name="P45" text:outline-level="3"><text:bookmark-start text:name="__RefHeading__8408_1214587958"/><text:alphabetical-index-mark text:string-value="absolute reference" text:key1="formulas"/><text:alphabetical-index-mark text:string-value="absolute reference"/>Absolute referencing<text:bookmark-end text:name="__RefHeading__8408_1214587958"/></text:h>
      <text:p text:style-name="P14">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orm USD to Euros.</text:p>
      <text:list xml:id="list84018914921401" text:continue-list="list1676732430" text:style-name="Numbering_20_1">
        <text:list-item text:start-value="1">
          <text:p text:style-name="P52">Input the exchange rate Eur:USD (0.75) in cell D1. Enter amounts (in USD) into cells D2, D3 and D4, for example 10, 20, and 30. </text:p>
        </text:list-item>
        <text:list-item>
          <text:p text:style-name="P52">In cell E2 type the formula =D2*D1. The result is 7.5, correctly shown. </text:p>
        </text:list-item>
        <text:list-item>
          <text:p text:style-name="P52">Copy the formula in cell E2 to cell E3. The result is 200, clearly wrong! Calc has copied the formula using relative addressing: the formula in E3 is =D3*D2 and not what we want, which is =D3*D1.</text:p>
        </text:list-item>
        <text:list-item>
          <text:p text:style-name="P52">In cell E2 edit the formula to be =D2*$D$1. Copy it to cells E3 and E4. The results are now 15 and 22.5 which are correct.</text:p>
        </text:list-item>
      </text:list>
      <text:p text:style-name="P15">The $ signs before the D and the 1 convert the reference to cell D1 from relative to absolute or fixed. If the formula is copied to another cell the second part will always show $D$1. The <text:soft-page-break/>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5"><draw:frame draw:style-name="fr23" draw:name="Image9" text:anchor-type="as-char" svg:width="2.9264in" svg:height="1.2244in" draw:z-index="46"><draw:image xlink:href="Pictures/10000000000001190000008037E0AEE5FCA6560E.png" xlink:type="simple" xlink:show="embed" xlink:actuate="onLoad" loext:mime-type="image/png"/></draw:frame></text:p>
          </table:table-cell>
          <table:table-cell table:style-name="Table7.B1" office:value-type="string">
            <text:p text:style-name="P5"><draw:frame draw:style-name="fr21" draw:name="graphics27" text:anchor-type="as-char" svg:width="2.9055in" svg:height="1.2398in" draw:z-index="52"><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0">Enter the conversion formula into E2, correct result, then copy it to E3.</text:p>
          </table:table-cell>
          <table:covered-table-cell/>
        </table:table-row>
        <table:table-row>
          <table:table-cell table:style-name="Table7.A3" office:value-type="string">
            <text:p text:style-name="P5"><draw:frame draw:style-name="fr21" draw:name="graphics28" text:anchor-type="as-char" svg:width="2.8953in" svg:height="1.2492in" draw:z-index="53"><draw:image xlink:href="Pictures/10000000000001160000007871DBC3EA8C3C3356.png" xlink:type="simple" xlink:show="embed" xlink:actuate="onLoad" loext:mime-type="image/png"/></draw:frame></text:p>
          </table:table-cell>
          <table:table-cell table:style-name="Table7.B3" office:value-type="string">
            <text:p text:style-name="P5"><draw:frame draw:style-name="fr22" draw:name="graphics29" text:anchor-type="as-char" svg:y="-0.5in" svg:width="2.8953in" svg:height="1.2252in" draw:z-index="54"><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0">E3 result is clearly wrong; change the formula in E2 to read absolute reference.</text:p>
          </table:table-cell>
          <table:covered-table-cell/>
        </table:table-row>
        <table:table-row>
          <table:table-cell table:style-name="Table7.A3" office:value-type="string">
            <text:p text:style-name="P5"><draw:frame draw:style-name="fr21" draw:name="graphics34" text:anchor-type="as-char" svg:width="2.8953in" svg:height="1.322in" draw:z-index="55"><draw:image xlink:href="Pictures/10000000000001160000007FCEB7ABD08127B1D6.png" xlink:type="simple" xlink:show="embed" xlink:actuate="onLoad" loext:mime-type="image/png"/></draw:frame></text:p>
          </table:table-cell>
          <table:table-cell table:style-name="Table7.B3" office:value-type="string">
            <text:p text:style-name="P5"><draw:frame draw:style-name="fr21" draw:name="graphics37" text:anchor-type="as-char" svg:width="2.9055in" svg:height="1.2984in" draw:z-index="5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0">Apply the correct formula from E2 to E3 to get the correct answer.</text:p>
          </table:table-cell>
          <table:covered-table-cell/>
        </table:table-row>
        <table:table-row>
          <table:table-cell table:style-name="Table7.B3" table:number-columns-spanned="2" office:value-type="string">
            <text:p text:style-name="P12">Figure <text:sequence text:ref-name="refFigure208" text:name="Figure" text:formula="ooow:Figure+1" style:num-format="1">6</text:sequence>: Absolute references</text:p>
          </table:table-cell>
          <table:covered-table-cell/>
        </table:table-row>
      </table:table>
      <text:p text:style-name="P15">Cell references can be shown in four ways.</text:p>
      <table:table table:name="Table15" table:style-name="Table15">
        <table:table-column table:style-name="Table15.A"/>
        <table:table-column table:style-name="Table15.B"/>
        <table:table-header-rows>
          <table:table-row table:style-name="Table15.1">
            <table:table-cell table:style-name="Table15.A1" office:value-type="string">
              <text:p text:style-name="P6">Reference</text:p>
            </table:table-cell>
            <table:table-cell table:style-name="Table15.A1" office:value-type="string">
              <text:p text:style-name="P6">Explanation</text:p>
            </table:table-cell>
          </table:table-row>
        </table:table-header-rows>
        <table:table-row table:style-name="Table15.2">
          <table:table-cell table:style-name="Table15.A2" office:value-type="string">
            <text:p text:style-name="P4">D1</text:p>
          </table:table-cell>
          <table:table-cell table:style-name="Table15.A2" office:value-type="string">
            <text:p text:style-name="P4">Relative, from cell E3 it is the cell one column to the left and two rows above</text:p>
          </table:table-cell>
        </table:table-row>
        <table:table-row table:style-name="Table15.3">
          <table:table-cell table:style-name="Table15.A2" office:value-type="string">
            <text:p text:style-name="P4">$D$1</text:p>
          </table:table-cell>
          <table:table-cell table:style-name="Table15.A2" office:value-type="string">
            <text:p text:style-name="P4">Absolute, from cell E3 it is the cell D1</text:p>
          </table:table-cell>
        </table:table-row>
        <table:table-row table:style-name="Table15.2">
          <table:table-cell table:style-name="Table15.A2" office:value-type="string">
            <text:p text:style-name="P4">$D1</text:p>
          </table:table-cell>
          <table:table-cell table:style-name="Table15.A2" office:value-type="string">
            <text:p text:style-name="P4">Partially absolute, from cell E3 it is the cell in column D and two rows above</text:p>
          </table:table-cell>
        </table:table-row>
        <table:table-row table:style-name="Table15.3">
          <table:table-cell table:style-name="Table15.A2" office:value-type="string">
            <text:p text:style-name="P4">D$1</text:p>
          </table:table-cell>
          <table:table-cell table:style-name="Table15.A2" office:value-type="string">
            <text:p text:style-name="P4">Partially absolute, from cell E3 it is the cell one column to the left and in row 1</text:p>
          </table:table-cell>
        </table:table-row>
      </table:table>
      <text:list xml:id="list84018890765608" text:continue-list="list1091710605" text:style-name="Heading_20_Tip">
        <text:list-item>
          <text:p text:style-name="P49">Tip</text:p>
        </text:list-item>
      </text:list>
      <text:p text:style-name="P13">To change references in formulas, highlight the cell and press <text:span text:style-name="Keystroke">F4</text:span> to cycle through the four types of references. To cycle only part of the formula select the cells in the formula bar and cycle with <text:span text:style-name="Keystroke">F4</text:span>.</text:p>
      <text:p text:style-name="P15">Knowledge of the use of relative and absolute references is essential if you want to copy and paste formulas and to link spreadsheets.</text:p>
      <text:h text:style-name="P45" text:outline-level="3"><text:bookmark-start text:name="__RefHeading___Toc124524_3024144196"/><text:soft-page-break/>Named ranges<text:bookmark-end text:name="__RefHeading___Toc124524_3024144196"/></text:h>
      <text:p text:style-name="P15">Cells and cell ranges can have a name assigned to them. Naming cells and ranges enhance<text:span text:style-name="T26">s</text:span> formula readability and document <text:span text:style-name="T5">maintenance</text:span>. A simple example would be naming a range of cells B1:B10 as “Weight” and sum all weights. The formula is =SUM(B1:B10).</text:p>
      <text:p text:style-name="P15">When the range B1:B10 is named as <text:span text:style-name="Emphasis">Weight</text:span>, you can transform the formula to =SUM(Weight). The advantage is clear in terms of readability of the formulas.</text:p>
      <text:p text:style-name="P15">Another advantage is that all formulas that have the named range as argument are updated when the named range changes location or size. For example, if the range Weight is now in cells P10:P30, you do n<text:span text:style-name="T26">o</text:span>t need to review all <text:span text:style-name="T26">the</text:span> formulas that ha<text:span text:style-name="T26">ve</text:span> Weight as <text:span text:style-name="T26">an </text:span>argument; you only need to update the named range <text:span text:style-name="Emphasis">Weight</text:span> with the new size and location.</text:p>
      <text:p text:style-name="P15">To define a named cell or range select the cell or range and use menu <text:span text:style-name="Strong_20_Emphasis">Sheet &gt; Named Range and Expression &gt; Define</text:span>. The dialog <text:span text:style-name="T23">in Figure</text:span> <text:sequence-ref text:reference-format="value" text:ref-name="refFigure209">7</text:sequence-ref><text:s/>appears with the selected range and you define the name and scope of the named range.</text:p>
      <text:p text:style-name="P7"><draw:frame draw:style-name="fr2" draw:name="Frame25" text:anchor-type="as-char" svg:width="2.9591in" draw:z-index="14"><draw:text-box fo:min-height="2.7583in"><text:p text:style-name="Caption"><draw:frame draw:style-name="fr11" draw:name="Image5" text:anchor-type="paragraph" svg:width="2.5402in" style:rel-width="100%" svg:height="2.2846in" style:rel-height="scale" draw:z-index="15"><draw:image xlink:href="Pictures/10000000000001B5000001896A068A19216FA71C.png" xlink:type="simple" xlink:show="embed" xlink:actuate="onLoad" loext:mime-type="image/png"/></draw:frame><text:span text:style-name="T8"><text:line-break/></text:span>Figure <text:sequence text:ref-name="refFigure209" text:name="Figure" text:formula="ooow:Figure+1" style:num-format="1">7</text:sequence>: Named range dialog</text:p></draw:text-box></draw:frame></text:p>
      <text:p text:style-name="P15">You can also define a named range directly in <text:span text:style-name="T26">the</text:span> sheet by selecting the range and typing its name in the name box in the toolbar (<text:span text:style-name="T23">Figure </text:span><text:sequence-ref text:reference-format="value" text:ref-name="refFigure210">8</text:sequence-ref>).</text:p>
      <text:p text:style-name="P7"><draw:frame draw:style-name="fr2" draw:name="Frame26" text:anchor-type="as-char" svg:width="2.398in" draw:z-index="16"><draw:text-box fo:min-height="2.8091in"><text:p text:style-name="Caption"><draw:frame draw:style-name="fr11" draw:name="Image6" text:anchor-type="paragraph" svg:width="1.952in" style:rel-width="100%" svg:height="2.2445in" style:rel-height="scale" draw:z-index="17"><draw:image xlink:href="Pictures/100000000000014E00000180CD28510D31B96D52.png" xlink:type="simple" xlink:show="embed" xlink:actuate="onLoad" loext:mime-type="image/png"/></draw:frame><text:span text:style-name="T8"><text:line-break/></text:span>Figure <text:sequence text:ref-name="refFigure210" text:name="Figure" text:formula="ooow:Figure+1" style:num-format="1">8</text:sequence>: Inserting name in the range box to define a named range</text:p></draw:text-box></draw:frame></text:p>
      <text:p text:style-name="P15">To quickly access a named range, select the named range in the name box above. The named range is shown on the screen and selected.</text:p>
      <text:p text:style-name="Text_20_body"><text:soft-page-break/><text:span text:style-name="Strong_20_Emphasis">Named expressions</text:span></text:p>
      <text:p text:style-name="P15">You also can give a l<text:span text:style-name="T14">ong</text:span> or complex formula a name. To name a formula, open the Define Names dialog <text:span text:style-name="T26">(Figure</text:span> <text:sequence-ref text:reference-format="value" text:ref-name="refFigure209">7</text:sequence-ref><text:span text:style-name="T26">)</text:span> and enter the formula expression in the <text:span text:style-name="Strong_20_Emphasis">Range or </text:span><text:span text:style-name="Strong_20_Emphasis"><text:span text:style-name="T26">formula </text:span></text:span><text:span text:style-name="Strong_20_Emphasis">expression</text:span> box. <text:span text:style-name="T26">N</text:span>ame the expression and click <text:span text:style-name="Strong_20_Emphasis">Add</text:span>.</text:p>
      <text:p text:style-name="P15">As <text:span text:style-name="T26">an </text:span>example, suppose you need to compute in cells C1 to C10 the circumference of a set of circles and you are given their radius in B1 to B10. <text:span text:style-name="T26">D</text:span>efine a named expression CIRCUMFERENCE, with expression =2*PI()*B1 and click <text:span text:style-name="Strong_20_Emphasis"><text:span text:style-name="T26">A</text:span></text:span><text:span text:style-name="Strong_20_Emphasis">dd</text:span> to close the dialog. <text:span text:style-name="T26">I</text:span>n cell C1, type =CIRCUMFERENCE and press <text:span text:style-name="Keystroke">Enter</text:span>. The formula is applied to cell C1. Copy cell C1 and paste in the remaining cell<text:span text:style-name="T26">s</text:span> from C2 to C10 and you have the circumferences of all <text:span text:style-name="T26">the </text:span>circles. All<text:span text:style-name="T26">s</text:span> cell in range C1:C10 ha<text:span text:style-name="T26">ve</text:span> the expression =CIRCUMFERENCE.</text:p>
      <text:p text:style-name="P15">Note that the named expression use the same rules for cell addressing, that is, absolute and relative references.</text:p>
      <text:h text:style-name="P42" text:outline-level="2"><text:bookmark-start text:name="__RefHeading__40485_381637933"/><text:alphabetical-index-mark text:string-value="order of calculation"/>Order of <text:alphabetical-index-mark text:string-value="calculation order"/>calculation<text:bookmark-end text:name="__RefHeading__40485_381637933"/></text:h>
      <text:p text:style-name="P15">Order of calculatio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correct result is being obtained. Following is an example of the order of calculation in operation.</text:p>
      <text:p text:style-name="P27">Table <text:sequence text:ref-name="refTable5" text:name="Table" text:formula="ooow:Table+1" style:num-format="1">4</text:sequence><text:s/>–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6">Left To Right Calculation</text:p>
            </table:table-cell>
            <table:table-cell table:style-name="Table12.A1" office:value-type="string">
              <text:p text:style-name="P6">Ordered Calculation</text:p>
            </table:table-cell>
          </table:table-row>
        </table:table-header-rows>
        <table:table-row table:style-name="Table12.2">
          <table:table-cell table:style-name="Table12.A2" office:value-type="string">
            <text:p text:style-name="P4">1+3*2+3 = 11</text:p>
            <text:p text:style-name="P4">1+3 = 4, then 4 X 2 = 8, then 8+3 = 11</text:p>
          </table:table-cell>
          <table:table-cell table:style-name="Table12.A2" office:value-type="string">
            <text:p text:style-name="P4">=1+3*2+3 result 10</text:p>
            <text:p text:style-name="P4">3*2 = 6, then 1+6+3 = 10</text:p>
          </table:table-cell>
        </table:table-row>
        <table:table-row table:style-name="Table12.3">
          <table:table-cell table:style-name="Table12.A2" office:value-type="string">
            <text:p text:style-name="P4">Another possible intention could be:</text:p>
            <text:p text:style-name="P4">1+3*2+3 = 20</text:p>
            <text:p text:style-name="P4">1+3 = 4, then 2+3 = 5, then 4 X 5=20</text:p>
          </table:table-cell>
          <table:table-cell table:style-name="Table12.A2" office:value-type="string">
            <text:p text:style-name="P4">The program resolves the multiplication of 3 X 2 before dealing with the numbers being added.</text:p>
          </table:table-cell>
        </table:table-row>
      </table:table>
      <text:p text:style-name="P15">If you intend for the result to be either of the two possible solutions on the left, order the formula as:</text:p>
      <table:table table:name="Table13" table:style-name="Table13">
        <table:table-column table:style-name="Table13.A"/>
        <table:table-column table:style-name="Table13.B"/>
        <table:table-row>
          <table:table-cell office:value-type="string">
            <text:p text:style-name="P4">((1+3) * 2)+3 = 11</text:p>
          </table:table-cell>
          <table:table-cell office:value-type="string">
            <text:p text:style-name="P4">(1+3) * (2+3) = 20</text:p>
          </table:table-cell>
        </table:table-row>
      </table:table>
      <text:list xml:id="list84017566250654" text:continue-list="list84018391966884" text:style-name="Heading_20_Note">
        <text:list-item>
          <text:p text:style-name="P48">Poznámka</text:p>
        </text:list-item>
      </text:list>
      <text:p text:style-name="P13">Use parentheses to group operations in the order you intend; for example, <text:span text:style-name="Code">=B4+G12*C4/M12</text:span> might become <text:span text:style-name="Code">=((B4+G12)*C4)/M12</text:span>.</text:p>
      <text:h text:style-name="P42" text:outline-level="2"><text:bookmark-start text:name="__RefHeading__40487_381637933"/>Calculations <text:alphabetical-index-mark-start text:id="IMark566779832" text:key1="calculations"/>linking sheets<text:bookmark-end text:name="__RefHeading__40487_381637933"/><text:alphabetical-index-mark-end text:id="IMark566779832"/></text:h>
      <text:p text:style-name="P15">Another powerful feature of Calc is the ability to link data through several worksheets. The naming of worksheets can be helpful to identify where specific data may be found. A name such as Payroll or Boise Sales is much more meaningful than Sheet1. The function named SHEET() returns the sheet number (position) in the collection of worksheets. There may be several worksheets in each book and they may be numbered from the left: Sheet1, Sheet2, and so forth. If you drag the worksheets around to different locations among the tabs, the function returns the number referring to the current position of this worksheet. In a new instance of Calc, the default is a single worksheet.</text:p>
      <text:p text:style-name="P15"><text:soft-page-break/>For example, if the formula =SHEET() is put into A1 on Sheet 1 it returns the value 1. If you drag Sheet 1 to be positioned between sheets 2 and 3 then the value changes to 2; it is now the second sheet in the order.</text:p>
      <text:p text:style-name="P15">An example of calculations obtaining data from other work can be seen in a business setting where a business combines revenues and costs of each of its branch operations into a single combined worksheet. <text:span text:style-name="T27">See Figure </text:span><text:span text:style-name="T27"><text:sequence-ref text:reference-format="value" text:ref-name="refFigure211">9</text:sequence-ref></text:span><text:span text:style-name="T27"><text:s/>on pages </text:span><text:span text:style-name="T27"><text:bookmark-ref text:reference-format="page" text:ref-name="Fig9">16</text:bookmark-ref></text:span><text:span text:style-name="T27"><text:s/>and </text:span><text:span text:style-name="T27"><text:sequence-ref text:reference-format="page" text:ref-name="refFigure211">17</text:sequence-ref></text:span><text:span text:style-name="T27">.</text:span></text:p>
      <table:table table:name="Table16" table:style-name="Table16">
        <table:table-column table:style-name="Table16.A"/>
        <table:table-column table:style-name="Table16.B"/>
        <table:table-row table:style-name="Table16.1">
          <table:table-cell table:style-name="Table16.A1" office:value-type="string">
            <text:p text:style-name="P4"><draw:frame draw:style-name="fr9" draw:name="graphics21" text:anchor-type="as-char" svg:y="-2.2874in" svg:width="3.5752in" svg:height="2.4764in" draw:z-index="60"><draw:image xlink:href="Pictures/10000000000002270000017E50619778FCCF7063.png" xlink:type="simple" xlink:show="embed" xlink:actuate="onLoad" loext:mime-type="image/png"/></draw:frame></text:p>
          </table:table-cell>
          <table:table-cell table:style-name="Table16.A1" office:value-type="string">
            <text:p text:style-name="P15">Sheet containing data for Branch 1.<text:bookmark text:name="Fig9"/></text:p>
          </table:table-cell>
        </table:table-row>
        <table:table-row table:style-name="Table16.1">
          <table:table-cell table:style-name="Table16.A1" office:value-type="string">
            <text:p text:style-name="P4"><draw:frame draw:style-name="fr20" draw:name="graphics22" text:anchor-type="as-char" svg:y="-2.3189in" svg:width="3.5752in" svg:height="2.5043in" draw:z-index="18"><draw:image xlink:href="Pictures/10000000000002200000017D01576949F2F1B353.png" xlink:type="simple" xlink:show="embed" xlink:actuate="onLoad" loext:mime-type="image/png"/></draw:frame></text:p>
          </table:table-cell>
          <table:table-cell table:style-name="Table16.A1" office:value-type="string">
            <text:p text:style-name="P15">Sheet containing data for Branch 2.</text:p>
          </table:table-cell>
        </table:table-row>
        <table:table-row table:style-name="Table16.1">
          <table:table-cell table:style-name="Table16.A1" office:value-type="string">
            <text:p text:style-name="P4"><draw:frame draw:style-name="fr16" draw:name="graphics23" text:anchor-type="as-char" svg:width="3.5752in" svg:height="2.4957in" draw:z-index="19"><draw:image xlink:href="Pictures/10000000000002230000013AA390BDFEBB253546.png" xlink:type="simple" xlink:show="embed" xlink:actuate="onLoad" loext:mime-type="image/png"/></draw:frame></text:p>
          </table:table-cell>
          <table:table-cell table:style-name="Table16.A1" office:value-type="string">
            <text:p text:style-name="P15">Sheet containing data for Branch 3.</text:p>
          </table:table-cell>
        </table:table-row>
        <text:soft-page-break/>
        <table:table-row table:style-name="Table16.1">
          <table:table-cell table:style-name="Table16.A1" office:value-type="string">
            <text:p text:style-name="P4"><draw:frame draw:style-name="fr20" draw:name="graphics24" text:anchor-type="as-char" svg:y="-2.5118in" svg:width="3.5752in" svg:height="2.4925in" draw:z-index="20"><draw:image xlink:href="Pictures/100000000000022F0000018674009E0C19F31657.png" xlink:type="simple" xlink:show="embed" xlink:actuate="onLoad" loext:mime-type="image/png"/></draw:frame></text:p>
          </table:table-cell>
          <table:table-cell table:style-name="Table16.A1" office:value-type="string">
            <text:p text:style-name="P15">Sheet containing combined data for all branches.</text:p>
          </table:table-cell>
        </table:table-row>
        <table:table-row table:style-name="Table16.1">
          <table:table-cell table:style-name="Table16.A1" table:number-columns-spanned="2" office:value-type="string">
            <text:p text:style-name="P9">Figure <text:sequence text:ref-name="refFigure211" text:name="Figure" text:formula="ooow:Figure+1" style:num-format="1">9</text:sequence>: Combining data from several sheets into a single sheet</text:p>
          </table:table-cell>
          <table:covered-table-cell/>
        </table:table-row>
      </table:table>
      <text:p text:style-name="P14">The sheets <text:span text:style-name="T5">have</text:span> been set up with identical structures. The easiest way to do this is to open a new spreadsheet, set up the first Branch sheet, input data, format cells, and prepare the formulas for the various sums of rows and columns.</text:p>
      <text:list xml:id="list84018725103414" text:continue-list="list84018914921401" text:style-name="Numbering_20_1">
        <text:list-item text:start-value="1">
          <text:p text:style-name="P52">On the worksheet tab, right-click and select <text:span text:style-name="Strong_20_Emphasis">Rename Sheet</text:span>. Type <text:span text:style-name="Code">Branch1</text:span>. Right-click on the tab again and select <text:span text:style-name="Strong_20_Emphasis">Move </text:span><text:span text:style-name="Strong_20_Emphasis"><text:span text:style-name="T15">or </text:span></text:span><text:span text:style-name="Strong_20_Emphasis">Copy Sheet</text:span>.</text:p>
        </text:list-item>
        <text:list-item>
          <text:p text:style-name="P52">In the Move/Copy Sheet dialog <text:span text:style-name="T27">(Figure </text:span><text:span text:style-name="T27"><text:sequence-ref text:reference-format="value" text:ref-name="refFigure212">10</text:sequence-ref></text:span><text:span text:style-name="T27">)</text:span>, select the Copy option (automatically selected if there is only one sheet in the spreadsheet) and select -move to end position- in the Insert before window. Change the entry in New name to Branch2. Click OK. Repeat to produce the Branch3 and Combined worksheets.</text:p>
        </text:list-item>
      </text:list>
      <text:p text:style-name="P7"><draw:frame draw:style-name="fr4" draw:name="Frame20" text:anchor-type="as-char" svg:width="2.5591in" draw:z-index="21"><draw:text-box fo:min-height="3.3272in"><text:p text:style-name="Caption"><draw:frame draw:style-name="fr7" draw:name="graphics46" text:anchor-type="paragraph" svg:width="2.5591in" svg:height="3.1252in" draw:z-index="22"><draw:image xlink:href="Pictures/1000000000000140000001A711B774D8C90E4AD0.png" xlink:type="simple" xlink:show="embed" xlink:actuate="onLoad" loext:mime-type="image/png"/></draw:frame>Figure <text:sequence text:ref-name="refFigure212" text:name="Figure" text:formula="ooow:Figure+1" style:num-format="1">10</text:sequence>: Copying a worksheet</text:p></draw:text-box></draw:frame></text:p>
      <text:list xml:id="list84018919069888" text:continue-numbering="true" text:style-name="Numbering_20_1">
        <text:list-item>
          <text:p text:style-name="P52">Enter the data for Branch 2 and Branch 3 into the respective sheets. Each sheet stands alone and reports the results for the individual branches.</text:p>
        </text:list-item>
        <text:list-item>
          <text:p text:style-name="P52">In the Combined worksheet, click on cell K7. Type =, click on the tab Branch1, click on cell K7, press +, repeat for sheets Branch2 and Branch3, and press <text:span text:style-name="Keystroke">Enter</text:span>. You now have a formula in cell K7 which adds the revenue from Greenery Sales for the 3 Branches.</text:p>
        </text:list-item>
      </text:list>
      <text:p text:style-name="P7"><text:soft-page-break/><draw:frame draw:style-name="fr4" draw:name="Frame22" text:anchor-type="as-char" svg:width="5.6409in" draw:z-index="23"><draw:text-box fo:min-height="2.8098in"><text:p text:style-name="Caption"><draw:frame draw:style-name="fr18" draw:name="graphics47" text:anchor-type="paragraph" svg:x="0.0783in" svg:y="0in" svg:width="7.0516in" style:rel-width="100%" svg:height="3.4055in" style:rel-height="scale" draw:z-index="25"><draw:image xlink:href="Pictures/10000000000002A500000147B8681D741228CB2D.png" xlink:type="simple" xlink:show="embed" xlink:actuate="onLoad" loext:mime-type="image/png"/></draw:frame>Figure <text:sequence text:ref-name="refFigure213" text:name="Figure" text:formula="ooow:Figure+1" style:num-format="1">11</text:sequence>: Combined worksheet showing linking between branch sheets</text:p></draw:text-box></draw:frame></text:p>
      <text:list xml:id="list84017651714299" text:continue-numbering="true" text:style-name="Numbering_20_1">
        <text:list-item>
          <text:p text:style-name="P52">Copy the formula, highlight the range K7:N17, click <text:span text:style-name="Strong_20_Emphasis">Edit &gt; Paste Special</text:span>, uncheck the Paste all and Formats boxes in the Selection area of the dialog. and click <text:span text:style-name="Strong_20_Emphasis">OK</text:span>. You will see the following message:</text:p>
        </text:list-item>
      </text:list>
      <text:p text:style-name="P7"><draw:frame draw:style-name="fr4" draw:name="Frame21" text:anchor-type="as-char" svg:width="4.1516in" draw:z-index="24"><draw:text-box fo:min-height="1.3882in"><text:p text:style-name="Caption"><draw:frame draw:style-name="fr19" draw:name="graphics35" text:anchor-type="paragraph" svg:width="3.5311in" svg:height="1.198in" draw:z-index="26"><draw:image xlink:href="Pictures/100000000000015300000073BBE1B22B90B4372D.png" xlink:type="simple" xlink:show="embed" xlink:actuate="onLoad" loext:mime-type="image/png"/></draw:frame>Figure <text:sequence text:ref-name="refFigure214" text:name="Figure" text:formula="ooow:Figure+1" style:num-format="1">12</text:sequence>: Linking sheets: pasting a formula to a cell range</text:p></draw:text-box></draw:frame></text:p>
      <text:list xml:id="list84018675710417" text:continue-numbering="true" text:style-name="Numbering_20_1">
        <text:list-item>
          <text:p text:style-name="P52">Klepneme na <text:span text:style-name="Strong_20_Emphasis">Ano</text:span>. You have now copied the formulas into each cell while maintaining the format set up in the original worksheet. Of course, in this example you would have to tidy <text:span text:style-name="T27">up </text:span>the worksheet by removing the zeros in the non-formatted rows.</text:p>
        </text:list-item>
      </text:list>
      <text:p text:style-name="P7"><draw:frame draw:style-name="fr4" draw:name="Frame23" text:anchor-type="as-char" svg:width="5.3811in" draw:z-index="27"><draw:text-box fo:min-height="2.7638in"><text:p text:style-name="Caption"><draw:frame draw:style-name="fr18" draw:name="graphics49" text:anchor-type="paragraph" svg:x="0in" svg:y="0in" svg:width="7.061in" style:rel-width="100%" svg:height="3.3429in" style:rel-height="scale" draw:z-index="28"><draw:image xlink:href="Pictures/10000000000002A60000014128AAEFF34B8F9C71.png" xlink:type="simple" xlink:show="embed" xlink:actuate="onLoad" loext:mime-type="image/png"/></draw:frame>Figure <text:sequence text:ref-name="refFigure215" text:name="Figure" text:formula="ooow:Figure+1" style:num-format="1">13</text:sequence>: Linking Sheets: Copy Paste Special from K7:N17</text:p></draw:text-box></draw:frame></text:p>
      <text:list xml:id="list84019002820583" text:continue-list="list84017566250654" text:style-name="Heading_20_Note">
        <text:list-item>
          <text:p text:style-name="P48">Poznámka</text:p>
        </text:list-item>
      </text:list>
      <text:p text:style-name="P13">LibreOffice default is to paste all the attributes of the original cells: formats, notes, objects, text strings and numbers.</text:p>
      <text:p text:style-name="P15"><text:soft-page-break/>The Function Wizard can also be used to accomplish the linking. Use of this Wizard is described in detail in the section on Functions.</text:p>
      <text:h text:style-name="P39" text:outline-level="1"><text:bookmark-start text:name="__RefHeading__40497_381637933"/>Understanding functions<text:bookmark-end text:name="__RefHeading__40497_381637933"/></text:h>
      <text:p text:style-name="P15">Calc includes over 350 <text:alphabetical-index-mark text:string-value="přehled" text:key1="funkce"/>functions to help you analyze and reference data. Many of these functions are for use with numbers, but others are used with dates and times or even text. A function may be as simple as adding two numbers together or finding the average of a list of numbers, <text:span text:style-name="T28">or</text:span> it may be as complex as calculating the standard deviation of a sample or a hyperbolic tangent of a number.</text:p>
      <text:p text:style-name="P15">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P15">A few basic functions are somewhat similar to operators. Examples:</text:p>
      <table:table table:name="Table17" table:style-name="Table17">
        <table:table-column table:style-name="Table17.A"/>
        <table:table-column table:style-name="Table17.B"/>
        <table:table-row>
          <table:table-cell office:value-type="string">
            <text:p text:style-name="P15">+</text:p>
          </table:table-cell>
          <table:table-cell office:value-type="string">
            <text:p text:style-name="P15">This operator adds two numbers together for a result. SUM() on the other hand adds groups of contiguous ranges of numbers together.</text:p>
          </table:table-cell>
        </table:table-row>
        <table:table-row>
          <table:table-cell office:value-type="string">
            <text:p text:style-name="P15">*</text:p>
          </table:table-cell>
          <table:table-cell office:value-type="string">
            <text:p text:style-name="P15">This operator multiplies two numbers together for a result. PRODUCT() does the same for multiplying that SUM() does for adding.</text:p>
          </table:table-cell>
        </table:table-row>
      </table:table>
      <text:p text:style-name="P15">Each function has a number of <text:alphabetical-index-mark-start text:id="IMark491162872" text:key1="functions"/>arguments<text:alphabetical-index-mark-end text:id="IMark491162872"/><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text:span text:style-name="T28">H</text:span>elp or Appendix B (Description of Functions) in this book to understand them. More often, however, an argument is a value that you enter manually, or one already entered in a cell or range of cells <text:span text:style-name="T28">i</text:span>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42" text:outline-level="2"><text:bookmark-start text:name="__RefHeading___Toc7259_124123908"/>Compatibility with other <text:span text:style-name="T12">s</text:span>preadsheet <text:span text:style-name="T12">a</text:span>pplications<text:bookmark-end text:name="__RefHeading___Toc7259_124123908"/></text:h>
      <text:p text:style-name="P15"><text:span text:style-name="T28">The </text:span>Calc function set implements the ODFF (Open Document Formula Functions) standard published by OASIS<text:note text:id="ftn1" text:note-class="footnote"><text:note-citation>1</text:note-citation><text:note-body><text:p text:style-name="Footnote"><text:a xlink:type="simple" xlink:href="https://docs.oasis-open.org/office/v1.2/os/OpenDocument-v1.2-os-part2.html" text:style-name="Internet_20_link" text:visited-style-name="Visited_20_Internet_20_Link"><text:span text:style-name="T15">https://docs.oasis-open.org/office/v1.2/os/OpenDocument-v1.2-os-part2.html</text:span></text:a></text:p></text:note-body></text:note> and by ISO/IEC 26300<text:note text:id="ftn2" text:note-class="footnote"><text:note-citation>2</text:note-citation><text:note-body><text:p text:style-name="Footnote"><text:a xlink:type="simple" xlink:href="https://www.iso.org/standard/66375.html" text:style-name="Internet_20_link" text:visited-style-name="Visited_20_Internet_20_Link">https://www.iso.org/standard/66375.html</text:a></text:p></text:note-body></text:note>. 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 However, the majority of functions can be used in both Calc and Excel without any change. A comparison list may be found on the LibreOffice wiki, <text:span text:style-name="T39">see</text:span> <text:a xlink:type="simple" xlink:href="https://wiki.documentfoundation.org/File:Excel2013_Calc_Functions_Comparison.ods" text:style-name="Internet_20_link" text:visited-style-name="Visited_20_Internet_20_Link"><text:span text:style-name="T40">Calc Functions Comparison</text:span></text:a>. </text:p>
      <text:p text:style-name="P15">When function arguments or return values are not interoperable with Microsoft Excel, Calc introduce a suffix in the function name to distinguish the internal Calc function from the Excel function.</text:p>
      <text:h text:style-name="P45" text:outline-level="3"><text:bookmark-start text:name="__RefHeading___Toc7261_124123908"/>function_ADD and function_EXCEL2003<text:bookmark-end text:name="__RefHeading___Toc7261_124123908"/></text:h>
      <text:p text:style-name="P15">The functions whose names end with _ADD or _EXCEL2003 return the same results as the corresponding Microsoft Excel 2003 functions without the suffix. Use the functions without suffix to get results based on international standards.</text:p>
      <text:h text:style-name="P45" text:outline-level="3"><text:bookmark-start text:name="__RefHeading___Toc7263_124123908"/>function.XCL<text:bookmark-end text:name="__RefHeading___Toc7263_124123908"/></text:h>
      <text:p text:style-name="P15">If the spreadsheet is exported to Microsoft Excel, the function is exported as the equivalent function MATH that exists since Excel 2013. If you plan to use the spreadsheet with earlier Excel versions, use either function PRECISE that exists since Excel 2010, or function XCL that is exported as the function compatible with all Excel versions.</text:p>
      <text:h text:style-name="P42" text:outline-level="2"><text:bookmark-start text:name="__RefHeading__40499_381637933"/><text:soft-page-break/>Understanding the <text:alphabetical-index-mark-start text:id="IMark761845192" text:key1="functions"/>structure<text:alphabetical-index-mark-end text:id="IMark761845192"/> of functions<text:bookmark-end text:name="__RefHeading__40499_381637933"/></text:h>
      <text:p text:style-name="P15">All functions have a similar structure. If you use the right tool for entering a function, you can escape learning this structure, but it is still worth knowing for troubleshooting. </text:p>
      <text:p text:style-name="P15"><text:span text:style-name="T28">As </text:span>a typical example, the structure of a function to find cells that match entered search criteria is:</text:p>
      <text:p text:style-name="Code">= DCOUNT (Database,Database field,Search_criteria)</text:p>
      <text:p text:style-name="P15"><text:span text:style-name="T28">A</text:span>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15">Arguments are added within the parentheses and are separated by commas, with no space between the arguments and the commas.</text:p>
      <text:p text:style-name="P15">Many arguments are numbers. A Calc function can take up to thirty numbers as an argument. That may not sound like much, <text:span text:style-name="T28">but </text:span>the number can be not only a number or a single cell, but also an array or range of cells that contain several or even hundreds of cells.</text:p>
      <text:p text:style-name="P15">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P15">"text data"</text:p>
          </table:table-cell>
          <table:table-cell office:value-type="string">
            <text:p text:style-name="P15">The quotes indicate text or string data is being entered.</text:p>
          </table:table-cell>
        </table:table-row>
        <table:table-row>
          <table:table-cell office:value-type="string">
            <text:p text:style-name="P15">9</text:p>
          </table:table-cell>
          <table:table-cell office:value-type="string">
            <text:p text:style-name="P15">The number nine is being entered as a number.</text:p>
          </table:table-cell>
        </table:table-row>
        <table:table-row>
          <table:table-cell office:value-type="string">
            <text:p text:style-name="P15">"9"</text:p>
          </table:table-cell>
          <table:table-cell office:value-type="string">
            <text:p text:style-name="P15">The number nine is being entered as text </text:p>
          </table:table-cell>
        </table:table-row>
        <table:table-row>
          <table:table-cell office:value-type="string">
            <text:p text:style-name="P31">A1</text:p>
          </table:table-cell>
          <table:table-cell office:value-type="string">
            <text:p text:style-name="P31">The address for whatever is in Cell A1 is being entered </text:p>
          </table:table-cell>
        </table:table-row>
      </table:table>
      <text:h text:style-name="P42" text:outline-level="2"><text:bookmark-start text:name="__RefHeading__40501_381637933"/><text:alphabetical-index-mark text:string-value="nested" text:key1="funkce"/><text:alphabetical-index-mark text:string-value="nested functions"/>Nested functions<text:bookmark-end text:name="__RefHeading__40501_381637933"/></text:h>
      <text:p text:style-name="P15">Functions can also be used as arguments within other functions. These are called nested functions. </text:p>
      <text:p text:style-name="Code">=SUM(2,PRODUCT(5,7))</text:p>
      <text:p text:style-name="P15">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IF(AVERAGE(A1:A3) &gt;85, "Congratulations! You are ready to advance to the next module", "Failed. Please review the material again. If necessary, contact your instructor for help")</text:p>
      <text:p text:style-name="P15">Depending on the average, the student would receive the message for either congratulations or failure.</text:p>
      <text:p text:style-name="P15">Notice that the nested formula for the average does not require its own equal sign. The one at the start of the equation is enough for both formulas.</text:p>
      <text:p text:style-name="P15">If you are new to spreadsheets, the best way to think of functions is as a scripting language. We <text:span text:style-name="T29">ha</text:span>ve used simple examples to explain the concept more clearly, but, through nesting of functions, a Calc formula can quickly become complex.</text:p>
      <text:list xml:id="list84018769178428" text:continue-numbering="true" text:style-name="Heading_20_Note">
        <text:list-item>
          <text:p text:style-name="P48">Poznámka</text:p>
        </text:list-item>
      </text:list>
      <text:p text:style-name="P13">Calc keeps the syntax of a formula displayed in a tool tip next to the cell as a handy memory aid as you type.</text:p>
      <text:h text:style-name="Heading_20_2" text:outline-level="2"><text:bookmark-start text:name="__RefHeading___Toc144835_3024144196"/><text:soft-page-break/>Using the Functions List<text:bookmark-end text:name="__RefHeading___Toc144835_3024144196"/></text:h>
      <text:p text:style-name="P20">A more reliable method is to use the <text:alphabetical-index-mark-start text:id="IMark557656008"/>Function<text:span text:style-name="T33">s</text:span> List<text:alphabetical-index-mark-end text:id="IMark557656008"/> <text:span text:style-name="T33">on the Sidebar (Figure </text:span><text:span text:style-name="T33"><text:sequence-ref text:reference-format="value" text:ref-name="refFigure216">14</text:sequence-ref></text:span><text:span text:style-name="T33">)</text:span>.</text:p>
      <text:p text:style-name="P15">The Function<text:span text:style-name="T33">s</text:span> List includes a brief description of each function and its arguments. <text:span text:style-name="T30">H</text:span>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15">Using the Function<text:span text:style-name="T33">s</text:span> List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7"><draw:frame draw:style-name="fr4" draw:name="Frame4" text:anchor-type="as-char" svg:width="6.3425in" draw:z-index="29"><draw:text-box fo:min-height="3.9291in"><text:p text:style-name="Caption"><draw:frame draw:style-name="fr17" draw:name="Image3" text:anchor-type="paragraph" svg:x="0.0429in" svg:y="0in" svg:width="6.2992in" svg:height="3.722in" draw:z-index="57"><draw:image xlink:href="Pictures/10000201000003940000023412B3FD27935819AB.png" xlink:type="simple" xlink:show="embed" xlink:actuate="onLoad" loext:mime-type="image/png"/></draw:frame>Figure <text:sequence text:ref-name="refFigure216" text:name="Figure" text:formula="ooow:Figure+1" style:num-format="1">14</text:sequence>: Function<text:span text:style-name="T33">s</text:span> List <text:span text:style-name="T33">in Sidebar</text:span> of Calc window</text:p></draw:text-box></draw:frame></text:p>
      <text:h text:style-name="P42" text:outline-level="2"><text:bookmark-start text:name="__RefHeading__8412_1214587958"/><text:span text:style-name="T34">Using the </text:span>Function Wizard<text:bookmark-end text:name="__RefHeading__8412_1214587958"/></text:h>
      <text:p text:style-name="P15">The most commonly used input method is the <text:alphabetical-index-mark-start text:id="IMark375371016"/>Function Wizard<text:alphabetical-index-mark-end text:id="IMark375371016"/> (<text:span text:style-name="T30">Figure </text:span><text:sequence-ref text:reference-format="value" text:ref-name="refFigure217">15</text:sequence-ref>). To open <text:span text:style-name="T34">i</text:span>t, choose <text:span text:style-name="Strong_20_Emphasis">Insert &gt; Function</text:span>, or click the fx button on the Formula bar, or press <text:span text:style-name="Keystroke">Ctrl+F2</text:span>. <text:span text:style-name="T34">T</text:span>he Function Wizard provides the same help features as the Function<text:span text:style-name="T34">s</text:span> List, but adds fields in which you can see the result of a completed function, as well as the result of any larger formula of which it is part.</text:p>
      <text:p text:style-name="P15">Select a category of functions to shorten the list, then scroll down through the named functions and select the required one by double-clicking on it. When you select a function its description appears on the right-hand side of the dialog. Optionally you can type the function name in the search box and the search narrows on each character inserted (<text:span text:style-name="T30">Figure </text:span><text:sequence-ref text:reference-format="value" text:ref-name="refFigure217">15</text:sequence-ref>).</text:p>
      <text:p text:style-name="P15">The Wizard now displays an area to the right where you can enter data manually in text boxes or click the <text:span text:style-name="Strong_20_Emphasis">Shrink</text:span> button <draw:frame draw:style-name="fr16" draw:name="graphics16" text:anchor-type="as-char" svg:width="0.2756in" svg:height="0.2638in" draw:z-index="30"><draw:image xlink:href="Pictures/100000000000001D0000001C4458229623C73E74.png" xlink:type="simple" xlink:show="embed" xlink:actuate="onLoad" loext:mime-type="image/png"/></draw:frame>to shrink the wizard so you can select cells from the worksheet.</text:p>
      <text:p text:style-name="P7"><text:soft-page-break/><draw:frame draw:style-name="fr4" draw:name="Frame1" text:anchor-type="as-char" svg:width="4.5236in" draw:z-index="31"><draw:text-box fo:min-height="4.1075in"><text:p text:style-name="Caption"><draw:frame draw:style-name="fr15" draw:name="Image7" text:anchor-type="paragraph" svg:y="0in" svg:width="4.5236in" svg:height="3.8898in" draw:z-index="33"><draw:image xlink:href="Pictures/100000000000030B000002C5028F559C8E1C6FAA.png" xlink:type="simple" xlink:show="embed" xlink:actuate="onLoad" loext:mime-type="image/png"/></draw:frame>Figure <text:sequence text:ref-name="refFigure217" text:name="Figure" text:formula="ooow:Figure+1" style:num-format="1">15</text:sequence>: Functions page of Function Wizard</text:p></draw:text-box></draw:frame></text:p>
      <text:p text:style-name="P8"><draw:frame draw:style-name="fr6" draw:name="Frame3" text:anchor-type="as-char" svg:y="-0.9929in" svg:width="5.2193in" draw:z-index="58"><draw:text-box fo:min-height="1.0091in"><text:p text:style-name="Caption"><draw:frame draw:style-name="fr7" draw:name="graphics41" text:anchor-type="paragraph" svg:width="5.1181in" svg:height="0.8154in" draw:z-index="61"><draw:image xlink:href="Pictures/100000000000029200000069DCA3F9EA810C299F.png" xlink:type="simple" xlink:show="embed" xlink:actuate="onLoad" loext:mime-type="image/png"/></draw:frame>Figure <text:sequence text:ref-name="refFigure218" text:name="Figure" text:formula="ooow:Figure+1" style:num-format="1">16</text:sequence>: Function Wizard after shrinking</text:p></draw:text-box></draw:frame></text:p>
      <text:p text:style-name="P15">To select cells, either click directly on the cell or hold down the left mouse button and drag to select the required area.</text:p>
      <text:p text:style-name="P15">When the area has been selected, click the <text:span text:style-name="Strong_20_Emphasis">Shrink</text:span> button again to return to the wizard.</text:p>
      <text:p text:style-name="P15">If multiple arguments are needed <text:span text:style-name="T34">click in</text:span> the next text box and repeat the selection process for the next cell or range of cells. Repeat this process as often as required. The Wizard will accept up to 30 ranges or arguments in the SUM function.</text:p>
      <text:p text:style-name="P15">Click <text:span text:style-name="Strong_20_Emphasis">OK</text:span> to accept the function and add it to the cell and get the result.</text:p>
      <text:list xml:id="list3525148542" text:style-name="Heading_20_Caution">
        <text:list-item>
          <text:p text:style-name="P47">Upozornění</text:p>
        </text:list-item>
      </text:list>
      <text:p text:style-name="P13">If you select a function by double-clicking it in the list, and then change your mind and select a different one by double-clicking again, then the second choice formula is added into the first choice formula in the Formula text box. You must clear the formula box and then double-click the function to add it to the box.</text:p>
      <text:p text:style-name="P13">This additive facility allows you to create complex formulas by building them up in the Formula box.</text:p>
      <text:p text:style-name="P15">You can also select the Structure tab to see a tree view of the parts of the formula. The main advantage over the Function<text:span text:style-name="T35">s</text:span> List is that each argument is entered in its own field, making it easier to manage. The price of this reliability is slower input, but precision is generally more important than speed when creating a spreadsheet.</text:p>
      <text:p text:style-name="P21"><text:soft-page-break/>The structure view of the wizard is important for debug<text:span text:style-name="T36">ing</text:span>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15">Functions can be entered into the Input line. After you enter a function on the Input line, press the <text:span text:style-name="Keystroke">Enter</text:span> key or click the <text:span text:style-name="Strong_20_Emphasis">Accept</text:span> button on the Formula toolbar to add the function to the cell and get its result.</text:p>
      <text:p text:style-name="P7"><draw:frame draw:style-name="fr5" draw:name="Frame24" text:anchor-type="as-char" svg:width="3.8098in" draw:z-index="32"><draw:text-box fo:min-height="1.5638in"><text:p text:style-name="Standard"><draw:frame draw:style-name="fr8" draw:name="graphics18" text:anchor-type="paragraph" svg:width="3.7937in" svg:height="0.7264in" draw:z-index="62"><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219" text:name="Figure" text:formula="ooow:Figure+1" style:num-format="1">17</text:sequence>: The Function toolbar</text:p></draw:text-box></draw:frame></text:p>
      <text:p text:style-name="P15">If you see the formula in the cell instead of the result, then Formulas are selected for display in <text:span text:style-name="Strong_20_Emphasis">Tools &gt; Options &gt; LibreOffice Calc &gt; View &gt; Display</text:span>. Deselect Formulas, and the result will display. However, you can still see the formula in the Input line.</text:p>
      <text:h text:style-name="P42" text:outline-level="2"><text:bookmark-start text:name="__RefHeading___Toc7265_124123908"/>Array <text:span text:style-name="T24">f</text:span>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P15">A formula in which the individual values in a cell range are evaluated is referred to as an array formula. The difference between an array formula and other formulas is that the array formula deals with several values simultaneously instead of just one.</text:p>
      <text:p text:style-name="P15">Not only can an array formula process several values, but it can also return several values. The results of an array formula is also an array.</text:p>
      <text:p text:style-name="P15">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15">Array formulas will evaluate the formula once and execute calculations as many time as the size of the array, thus saving the time used to interpret each cell formula. And because Calc stores only one formula for the entire array of data cells, it also save space in <text:span text:style-name="T36">the</text:span> spreadsheet <text:span text:style-name="T36">file</text:span>.</text:p>
      <text:p text:style-name="P7"><draw:frame draw:style-name="fr2" draw:name="Frame12" text:anchor-type="as-char" svg:width="5.0925in" draw:z-index="34"><draw:text-box fo:min-height="1.2409in"><text:p text:style-name="Caption"><draw:frame draw:style-name="fr11" draw:name="Image2" text:anchor-type="paragraph" svg:width="5.0925in" style:rel-width="100%" svg:height="1.2409in" style:rel-height="scale" draw:z-index="35"><draw:image xlink:href="Pictures/100000000000031C000000C28C3AF0CDAB2CC5D7.png" xlink:type="simple" xlink:show="embed" xlink:actuate="onLoad" loext:mime-type="image/png"/></draw:frame><text:span text:style-name="T8"><text:line-break/></text:span>Figure <text:sequence text:ref-name="refFigure220" text:name="Figure" text:formula="ooow:Figure+1" style:num-format="1">18</text:sequence>: Source array in yellow and resulting array in gree<text:span text:style-name="T16">n</text:span>. The <text:span text:style-name="T16">array </text:span>formula is shown in the formula bar.</text:p></draw:text-box></draw:frame></text:p>
      <text:p text:style-name="P15">To multiply the values in the individual cells by 10 in the above array (<text:span text:style-name="T30">Figure </text:span><text:sequence-ref text:reference-format="value" text:ref-name="refFigure220">18</text:sequence-ref>), you do not need to apply a formula to each individual cell or value. Instead you just need to use a single array formula. Select a range of 3 x 5 cells on another part of the spreadsheet, enter the formula =10*A1:C5 and confirm this entry using the key combination <text:span text:style-name="Keystroke">Ctrl</text:span>+<text:span text:style-name="Keystroke">Shift</text:span>+<text:span text:style-name="Keystroke">Enter</text:span>. The result is a 3 x 5 array in which the individual values in the cell range (A1:C5) are multiplied by a factor of 10.</text:p>
      <text:p text:style-name="P15"><text:soft-page-break/>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15">Comparison operators in an array formula treat empty cells in the same way as in a normal formula, that is, either as zero or as an empty string. For example, if cells A1 and A2 are empty the array formulas {=A1:A2=""} and {=A1:A2=0} will both return a 1 column 2 row array of cells containing TRUE.</text:p>
      <text:h text:style-name="P45" text:outline-level="3"><text:bookmark-start text:name="__RefHeading___Toc124526_3024144196"/>When do you use array formulas?<text:bookmark-end text:name="__RefHeading___Toc124526_3024144196"/></text:h>
      <text:p text:style-name="P15">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15">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text:span text:style-name="T36">a</text:span>rray <text:span text:style-name="T36">f</text:span>ormulas<text:bookmark-end text:name="__RefHeading___Toc144837_3024144196"/></text:h>
      <text:p text:style-name="P15">If you create an array formula using the Function Wizard, you must mark the Array check box each time so that the results are returned in an array (<text:span text:style-name="T30">Figure </text:span><text:sequence-ref text:reference-format="value" text:ref-name="refFigure217">15</text:sequence-ref>). Otherwise, only the value in the upper-left cell of the array being calculated is returned.</text:p>
      <text:p text:style-name="P15">If you enter the array formula directly into the cell, you must use the key combination <text:span text:style-name="Keystroke">Shift+Ctrl+Enter</text:span> instead of the <text:span text:style-name="Keystroke">Enter</text:span> key. Only then does the formula become an array formula.</text:p>
      <text:list xml:id="list84019682751667" text:continue-list="list84018769178428" text:style-name="Heading_20_Note">
        <text:list-item>
          <text:p text:style-name="P48">Poznámka</text:p>
        </text:list-item>
      </text:list>
      <text:p text:style-name="P13">Array formulas appear in braces <text:span text:style-name="T36">(curly brackets) </text:span>in Calc. You cannot create array formulas by manually entering the braces.</text:p>
      <text:list xml:id="list84017986904108" text:continue-list="list3525148542" text:style-name="Heading_20_Caution">
        <text:list-item>
          <text:p text:style-name="P47">Upozornění</text:p>
        </text:list-item>
      </text:list>
      <text:p text:style-name="P13">The cells in a results array are automatically protected against changes. However, you can edit or copy the array formula by selecting the entire array cell range.</text:p>
      <text:h text:style-name="P39" text:outline-level="1"><text:bookmark-start text:name="__RefHeading__7607_1807884836"/><text:alphabetical-index-mark text:string-value="strategies for creating" text:key1="formulas"/>Strategies for creating formulas and functions<text:bookmark-end text:name="__RefHeading__7607_1807884836"/></text:h>
      <text:p text:style-name="P15">Formulas that do more than a simple calculation or summation of rows or columns of values usually take a number of arguments. For example, the classic equation of motion </text:p>
      <table:table table:name="Tabela1" table:style-name="Tabela1">
        <table:table-column table:style-name="Tabela1.A"/>
        <table:table-header-rows>
          <table:table-row>
            <table:table-cell table:style-name="Tabela1.A1" office:value-type="string">
              <text:p text:style-name="P33"><draw:frame draw:style-name="fr28" draw:name="Objeto1" text:anchor-type="paragraph" svg:x="0.0783in" svg:width="1.1398in" svg:height="0.3929in" draw:z-index="63"><draw:object xlink:href="./Object 1" xlink:type="simple" xlink:show="embed" xlink:actuate="onLoad"/><draw:image xlink:href="./ObjectReplacements/Object 1" xlink:type="simple" xlink:show="embed" xlink:actuate="onLoad"/><svg:desc>vzorec</svg:desc></draw:frame></text:p>
            </table:table-cell>
          </table:table-row>
        </table:table-header-rows>
      </table:table>
      <text:p text:style-name="P15">calculates the position of a body knowing its original position (s0), its current velocity (v), its acceleration (a), and the time taken to move from the initial state to the final state.</text:p>
      <text:p text:style-name="P15">For ease of presentation, it is good practice to set up a spreadsheet in a manner similar to that shown in <text:span text:style-name="T30">Figure </text:span><text:sequence-ref text:reference-format="value" text:ref-name="refFigure221">19</text:sequence-ref>. In this example, the individual variables are input into cells on the sheet and no editing of the formula (in cell B9) is required.</text:p>
      <text:p text:style-name="P7"><text:soft-page-break/><draw:frame draw:style-name="fr1" draw:name="Frame6" text:anchor-type="as-char" svg:width="3.5709in" draw:z-index="36"><draw:text-box fo:min-height="2.3492in"><text:p text:style-name="Caption"><draw:frame draw:style-name="fr7" draw:name="graphics17" text:anchor-type="paragraph" svg:width="3.5429in" svg:height="2.1492in" draw:z-index="64"><draw:image xlink:href="Pictures/10000000000002090000013E1CCF41C34B5549BC.png" xlink:type="simple" xlink:show="embed" xlink:actuate="onLoad" loext:mime-type="image/png"/></draw:frame>Figure <text:sequence text:ref-name="refFigure221" text:name="Figure" text:formula="ooow:Figure+1" style:num-format="1">19</text:sequence>: Setting up a formula with arguments</text:p></draw:text-box></draw:frame></text:p>
      <text:p text:style-name="P15">You can take several broad approaches when creating a formula. In deciding which approach to take, consider how many other people will need to use the worksheets, the life of the worksheets, and the variations that could be encountered in use of the formula. </text:p>
      <text:p text:style-name="P15">If people other than yourself will use the spreadsheet, make sure that it is easy to see what input is required and where. Explanation of the purpose of the spreadsheet, basis of calculation, input required and output generated are often placed on the first worksheet.</text:p>
      <text:p text:style-name="P15">A spreadsheet that you build today, with many complicated formulas, may not be quite so obvious in its function and operation in 6 or 12 months. Use comments and notes liberally to document your work.</text:p>
      <text:p text:style-name="P15">You might be aware that you cannot use negative values or zero values for a particular argument, but if someone else inputs such a value, will your formula be robust or simply return a standard (and often not too helpful) <text:span text:style-name="Code">Err: message</text:span>? It is a good idea to trap errors using some form of logic statements or with conditional formatting.</text:p>
      <text:h text:style-name="P42" text:outline-level="2"><text:bookmark-start text:name="__RefHeading__40491_381637933"/>Place a unique formula in each cell<text:bookmark-end text:name="__RefHeading__40491_381637933"/></text:h>
      <text:p text:style-name="P15">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42" text:outline-level="2"><text:bookmark-start text:name="__RefHeading__40493_381637933"/><text:alphabetical-index-mark text:string-value="breaking into parts" text:key1="formulas"/>Break formulas into parts and combine the parts<text:bookmark-end text:name="__RefHeading__40493_381637933"/></text:h>
      <text:p text:style-name="P15">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The result of calculating the flow velocity of water in a pipe may be used in estimating losses due to friction, whether the pipe is flowing full or partially empty, and in optimizing the diameter for the given flow regime.</text:p>
      <text:p text:style-name="P15">In all cases you should adopt the basic principles of formula creation described previously.</text:p>
      <text:h text:style-name="P42" text:outline-level="2"><text:bookmark-start text:name="__RefHeading___Toc7267_124123908"/>Speeding up <text:span text:style-name="T17">c</text:span>alculations<text:bookmark-end text:name="__RefHeading___Toc7267_124123908"/></text:h>
      <text:p text:style-name="P15">Spreadsheets are often used to process raw data and produce meaningful summaries, consolidation and display of information for the decision maker or to be source for reports. The raw data can be produced by physical measurements, business transactions, or even data gathering of many nature. Computations carried on these raw data can be time consuming and last for minutes, hours and perhaps, days. Sheets with thousands or even hundreds of thousands rows and several columns are frequently found in finance departments or laboratories.</text:p>
      <text:p text:style-name="P15">A common mistake is to insert formulas for each cell and perform thousands of formulas interpretation and calculations. Here are some <text:span text:style-name="T5">recommendation</text:span> for speeding up calculations.</text:p>
      <text:h text:style-name="P45" text:outline-level="3"><text:bookmark-start text:name="__RefHeading___Toc7269_124123908"/><text:soft-page-break/>Use array formulas on massive data<text:bookmark-end text:name="__RefHeading___Toc7269_124123908"/></text:h>
      <text:p text:style-name="P15">Array formulas have one formula applied to the mass of data. Computation saving can be significant for large data sets.</text:p>
      <text:h text:style-name="P45" text:outline-level="3"><text:bookmark-start text:name="__RefHeading___Toc7271_124123908"/>Use consolidation functions<text:bookmark-end text:name="__RefHeading___Toc7271_124123908"/></text:h>
      <text:p text:style-name="P15">Consolidation functions perform calculations on data sets. SUM, SUMIF, SUMPRODUCT are examples of consolidation functions. For example if you <text:span text:style-name="T5">have</text:span> a very long bill of materials, where quantity must be multiplied to unit price and then totaled to produce a cost figure, then instead applying a formula on each entry of the BOM and then sum, you can use the formula SUMPRODUCT(quantity;unitprice), where quantity and unitprice are named ranges representing the BOM. SUMPRODUCT multiplies each cell of quantity data set by its corresponding cell of unitprice and sum all the products.</text:p>
      <text:p text:style-name="P15">Similar situation happens when you must sum a subset of the original data set, where you must apply a test on each entry to allow it to be part of the sum. For example, when the value is strictly positive. Use SUMIF(data_to_test;”&gt;0”;data_to_sum), where data_to_test is the data set where you test the positive values, data_to_sum is the column where the values are to sum depending on the test ,and “&gt;0” is the test itself.</text:p>
      <text:p text:style-name="P15">Other consolidation functions are SUMIFS, AVERAGEIF, COUNTIF, MINIF, MAXIF and more.</text:p>
      <text:h text:style-name="P42" text:outline-level="2"><text:bookmark-start text:name="__RefHeading__40495_381637933"/><text:alphabetical-index-mark text:string-value="using the Basic editor to create" text:key1="formulas"/>Use the Basic editor to create functions<text:bookmark-end text:name="__RefHeading__40495_381637933"/></text:h>
      <text:p text:style-name="P15">A third strategy is to use the Basic editor and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P39" text:outline-level="1"><text:bookmark-start text:name="__RefHeading__40503_381637933"/><text:alphabetical-index-mark text:string-value="errors, finding and fixing"/>Finding and fixing errors<text:bookmark-end text:name="__RefHeading__40503_381637933"/></text:h>
      <text:p text:style-name="P15">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15">Calc provides three tools for investigating formulas and the cells that they reference: error messages, color coding, and the Detective.</text:p>
      <text:h text:style-name="P42" text:outline-level="2"><text:bookmark-start text:name="__RefHeading__40505_381637933"/>Error messages<text:bookmark-end text:name="__RefHeading__40505_381637933"/></text:h>
      <text:p text:style-name="P15">The most basic tool is <text:alphabetical-index-mark text:string-value="error messages"/>error messages. Error messages display in a formula’s cell or in the Function Wizard instead of the result.</text:p>
      <text:p text:style-name="P15">An error message for a formula is usually a three-digit number from 501 to 527, or sometimes an unhelpful piece of text such as #NAME?, #REF, or #VALUE. The error number appears in the cell, and a brief explanation of the error on the right side of the status bar.</text:p>
      <text:p text:style-name="P15">Most error messages indicate a problem with how the formula was input, although several indicate that you have run up against a limitation of either Calc or its current settings.</text:p>
      <text:p text:style-name="P15">Error messages are not user-friendly, and may intimidate new users. However, they are valuable clues to correcting mistakes. You can find detailed explanations of them in the <text:span text:style-name="T37">H</text:span>elp, by searching for Error codes in Calc. A few of the most common are shown in the following table.</text:p>
      <table:table table:name="Table19" table:style-name="Table19">
        <table:table-column table:style-name="Table19.A"/>
        <table:table-column table:style-name="Table19.B"/>
        <text:soft-page-break/>
        <table:table-row table:style-name="Table19.1">
          <table:table-cell table:style-name="Table19.A1" office:value-type="string">
            <text:p text:style-name="P15">#NAME?</text:p>
          </table:table-cell>
          <table:table-cell table:style-name="Table19.A1" office:value-type="string">
            <text:p text:style-name="P15">Instead of displaying Err:525. No valid reference exists for the argument.</text:p>
          </table:table-cell>
        </table:table-row>
        <table:table-row table:style-name="Table19.1">
          <table:table-cell table:style-name="Table19.A1" office:value-type="string">
            <text:p text:style-name="P15">#REF</text:p>
          </table:table-cell>
          <table:table-cell table:style-name="Table19.A1" office:value-type="string">
            <text:p text:style-name="P15">Instead of displaying Err:524. The column, row, or sheet for the referenced cell is missing.</text:p>
          </table:table-cell>
        </table:table-row>
        <table:table-row table:style-name="Table19.1">
          <table:table-cell table:style-name="Table19.A1" office:value-type="string">
            <text:p text:style-name="P15">#VALUE</text:p>
          </table:table-cell>
          <table:table-cell table:style-name="Table19.A1" office:value-type="string">
            <text:p text:style-name="P15">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19.1">
          <table:table-cell table:style-name="Table19.A1" office:value-type="string">
            <text:p text:style-name="P15">#DIV0!</text:p>
          </table:table-cell>
          <table:table-cell table:style-name="Table19.A1" office:value-type="string">
            <text:p text:style-name="P15">Instead of displaying Err:532. Division by zero</text:p>
          </table:table-cell>
        </table:table-row>
        <table:table-row table:style-name="Table19.1">
          <table:table-cell table:style-name="Table19.A1" office:value-type="string">
            <text:p text:style-name="P15">#NUM!</text:p>
          </table:table-cell>
          <table:table-cell table:style-name="Table19.A1" office:value-type="string">
            <text:p text:style-name="P15">A calculation results in an overflow of the defined value range.</text:p>
          </table:table-cell>
        </table:table-row>
        <table:table-row table:style-name="Table19.1">
          <table:table-cell table:style-name="Table19.A1" office:value-type="string">
            <text:p text:style-name="P15">509</text:p>
          </table:table-cell>
          <table:table-cell table:style-name="Table19.A1" office:value-type="string">
            <text:p text:style-name="P15">An operator such as an equals sign is missing from the formula.</text:p>
          </table:table-cell>
        </table:table-row>
        <table:table-row table:style-name="Table19.1">
          <table:table-cell table:style-name="Table19.A7" office:value-type="float" office:value="510">
            <text:p text:style-name="P15">510</text:p>
          </table:table-cell>
          <table:table-cell table:style-name="Table19.A1" office:value-type="string">
            <text:p text:style-name="P15">A variable is missing from the formula.</text:p>
          </table:table-cell>
        </table:table-row>
      </table:table>
      <text:h text:style-name="P42" text:outline-level="2"><text:bookmark-start text:name="__RefHeading__7609_1807884836"/>Examples of common errors<text:bookmark-end text:name="__RefHeading__7609_1807884836"/></text:h>
      <text:h text:style-name="P45" text:outline-level="3"><text:bookmark-start text:name="__RefHeading__8295_1807884836"/><text:alphabetical-index-mark-start text:id="IMark148065496"/>#DIV/0! Division by zero<text:bookmark-end text:name="__RefHeading__8295_1807884836"/><text:alphabetical-index-mark-end text:id="IMark148065496"/></text:h>
      <text:p text:style-name="P15">This error is the result of dividing a number by either the number zero (0) or a blank cell. There is an easy way to avoid this type of problem. When you have a zero or blank cell displayed, use a conditional function. <text:span text:style-name="T30">Figure </text:span><text:sequence-ref text:reference-format="value" text:ref-name="refFigure222">20</text:sequence-ref><text:s/>depicts division of column B by column C yielding 2 errors arising from a zero and a blank cell showing in column C.</text:p>
      <text:p text:style-name="P7"><draw:frame draw:style-name="fr4" draw:name="Frame15" text:anchor-type="as-char" svg:width="3.861in" draw:z-index="37"><draw:text-box fo:min-height="2.4811in"><text:p text:style-name="Caption"><draw:frame draw:style-name="fr7" draw:name="graphics30" text:anchor-type="paragraph" svg:width="3.5429in" svg:height="2.2591in" draw:z-index="41"><draw:image xlink:href="Pictures/1000000000000189000001137DB864B8DE733B70.png" xlink:type="simple" xlink:show="embed" xlink:actuate="onLoad" loext:mime-type="image/png"/></draw:frame>Figure <text:sequence text:ref-name="refFigure222" text:name="Figure" text:formula="ooow:Figure+1" style:num-format="1">20</text:sequence>: <text:span text:style-name="T4">Examples of #DIV/0!, Division by zero error</text:span></text:p></draw:text-box></draw:frame></text:p>
      <text:p text:style-name="P15">It is very common to find an error such as this arising from a situation where data was not reported or reported incorrectly. When such an occurrence is possible, an IF function can be used to display the data correctly. The formula =IF(C3&gt;0, B3/C3, "No Report") can be entered. The formula is then copied over the remainder of Column D. The meaning of this formula roughly would be: <text:s/>“If C3 is greater than 0, then compute B3 divided by C3, otherwise enter ‘No Report’”.</text:p>
      <text:p text:style-name="P15">It is also possible for the last parameter to use double quotes for a blank (no value) to be entered, or a different formula with a standardized number being substituted for the lower number. An example is shown in <text:span text:style-name="T30">Figure</text:span> <text:sequence-ref text:reference-format="value" text:ref-name="refFigure223">21</text:sequence-ref>.</text:p>
      <text:p text:style-name="P7"><text:soft-page-break/><draw:frame draw:style-name="fr4" draw:name="Frame16" text:anchor-type="as-char" svg:width="3.8791in" draw:z-index="38"><draw:text-box fo:min-height="2.1866in"><text:p text:style-name="Caption"><draw:frame draw:style-name="fr7" draw:name="graphics31" text:anchor-type="paragraph" svg:width="3.7799in" svg:height="2.0075in" draw:z-index="66"><draw:image xlink:href="Pictures/10000000000001E400000109AF57823DF2A22238.png" xlink:type="simple" xlink:show="embed" xlink:actuate="onLoad" loext:mime-type="image/png"/></draw:frame>Figure <text:sequence text:ref-name="refFigure223" text:name="Figure" text:formula="ooow:Figure+1" style:num-format="1">21</text:sequence>: <text:span text:style-name="T4">Division by zero solution</text:span></text:p></draw:text-box></draw:frame></text:p>
      <text:h text:style-name="P45" text:outline-level="3"><text:bookmark-start text:name="__RefHeading__40515_381637933"/><text:alphabetical-index-mark-start text:id="IMark375371016"/>#VALUE No result<text:alphabetical-index-mark-end text:id="IMark375371016"/> and <text:alphabetical-index-mark-start text:id="IMark148065496"/>#REF Incorrect references<text:bookmark-end text:name="__RefHeading__40515_381637933"/><text:alphabetical-index-mark-end text:id="IMark148065496"/></text:h>
      <text:p text:style-name="P15">The #Value error is also very common.</text:p>
      <text:p text:style-name="P7"><draw:frame draw:style-name="fr4" draw:name="Frame11" text:anchor-type="as-char" svg:width="3.4472in" draw:z-index="39"><draw:text-box fo:min-height="1.7118in"><text:p text:style-name="Caption"><draw:frame draw:style-name="fr14" draw:name="graphics43" text:anchor-type="paragraph" svg:x="0in" svg:width="2.9528in" svg:height="1.5043in" draw:z-index="40"><draw:image xlink:href="Pictures/1000000000000186000000C8ACB8F8A3CE7E9A80.png" xlink:type="simple" xlink:show="embed" xlink:actuate="onLoad" loext:mime-type="image/png"/></draw:frame>Figure <text:sequence text:ref-name="refFigure224" text:name="Figure" text:formula="ooow:Figure+1" style:num-format="1">22</text:sequence>: Incorrect entry causing #VALUE error</text:p></draw:text-box></draw:frame></text:p>
      <text:p text:style-name="P15">A common occurrence of this error arises when a cell contains an incorrect value type. In the example of <text:span text:style-name="T30">Figure</text:span> <text:sequence-ref text:reference-format="value" text:ref-name="refFigure224">22</text:sequence-ref>, text “None” has been entered in C8, where our formula in column D is expecting a number.</text:p>
      <text:p text:style-name="P15">The #REF error is caused by a missing reference. In the example below, the formula references a sheet <text:span text:style-name="T32">t</text:span>h<text:span text:style-name="T32">at</text:span> has been deleted.</text:p>
      <table:table table:name="Table10" table:style-name="Table10">
        <table:table-column table:style-name="Table10.A"/>
        <table:table-column table:style-name="Table10.B"/>
        <table:table-row>
          <table:table-cell table:style-name="Table10.A1" office:value-type="string">
            <text:p text:style-name="P15"><draw:frame draw:style-name="fr13" draw:name="graphics44" text:anchor-type="as-char" svg:width="3.248in" svg:height="1.0075in" draw:z-index="42"><draw:image xlink:href="Pictures/10000000000001680000006B871BF3342DABB59F.png" xlink:type="simple" xlink:show="embed" xlink:actuate="onLoad" loext:mime-type="image/png"/></draw:frame></text:p>
          </table:table-cell>
          <table:table-cell table:style-name="Table10.A1" office:value-type="string">
            <text:p text:style-name="P15"><draw:frame draw:style-name="fr13" draw:name="graphics45" text:anchor-type="as-char" svg:width="3.2453in" svg:height="1.0138in" draw:z-index="43"><draw:image xlink:href="Pictures/10000000000001680000006BC45EAAD0FCFCCB7E.png" xlink:type="simple" xlink:show="embed" xlink:actuate="onLoad" loext:mime-type="image/png"/></draw:frame></text:p>
          </table:table-cell>
        </table:table-row>
      </table:table>
      <text:h text:style-name="P42" text:outline-level="2"><text:bookmark-start text:name="__RefHeading__40507_381637933"/><text:alphabetical-index-mark text:string-value="color coding for input"/>Color coding for input<text:bookmark-end text:name="__RefHeading__40507_381637933"/></text:h>
      <text:p text:style-name="P15">Another useful tool when reviewing a formula is the color coding for input. When you select a formula that has already been entered, the cells or ranges used for each argument in the formula are outlined in color.</text:p>
      <text:p text:style-name="P7"><draw:frame draw:style-name="fr2" draw:name="Frame17" text:anchor-type="as-char" svg:width="3.689in" draw:z-index="44"><draw:text-box fo:min-height="0.9925in"><text:p text:style-name="Caption"><draw:frame draw:style-name="fr11" draw:name="graphics48" text:anchor-type="paragraph" svg:width="3.689in" style:rel-width="100%" svg:height="0.9925in" style:rel-height="scale" draw:z-index="45"><draw:image xlink:href="Pictures/10000000000001D80000007F7EFAD0FE7A937D19.png" xlink:type="simple" xlink:show="embed" xlink:actuate="onLoad" loext:mime-type="image/png"/></draw:frame><text:span text:style-name="T8"><text:line-break/></text:span>Figure <text:sequence text:ref-name="refFigure225" text:name="Figure" text:formula="ooow:Figure+1" style:num-format="1">23</text:sequence>: Color coding for input</text:p></draw:text-box></draw:frame></text:p>
      <text:p text:style-name="P15"><text:soft-page-break/>Calc uses eight colors for outlining referenced cells, starting with blue for the first cell, and continuing with red, magenta, green, dark blue, brown, purple and yellow before cycling through the sequence again.</text:p>
      <text:h text:style-name="P45" text:outline-level="3"><text:bookmark-start text:name="__RefHeading___Toc124528_3024144196"/>Value highlighting<text:bookmark-end text:name="__RefHeading___Toc124528_3024144196"/></text:h>
      <text:p text:style-name="P15">There are situations where <text:span text:style-name="T5">the</text:span> display of cell contents is the same when the data type is different. For example a text contents and a numeric contents can look the same but can produce mistake if both are used in some calculations. To illustrate, the string “10.35” right-aligned in a cell can be confused with the value 10.35. When the cell is used in a formula the string takes value of zero an an error is produced.</text:p>
      <text:p text:style-name="P15">The value highlighting will distinguish the text and numeric data types by assigning different color to the contents characters. By default, the text contents is in black characters and the numeric contents is in blue. See Chapter 2 for more information on <text:span text:style-name="T12">v</text:span>alue <text:span text:style-name="T12">h</text:span>ighlighting.</text:p>
      <text:h text:style-name="P42" text:outline-level="2"><text:bookmark-start text:name="__RefHeading__40509_381637933"/>The <text:alphabetical-index-mark-start text:id="IMark162133208"/>Detective<text:bookmark-end text:name="__RefHeading__40509_381637933"/><text:alphabetical-index-mark-end text:id="IMark162133208"/></text:h>
      <text:p text:style-name="P15">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P15">To use the Detective, select a cell with a formula, then start the Detective. On the spreadsheet, you will see lines ending in circles to indicate precedents, and lines ending in arrows for dependents. The lines show the flow of information.</text:p>
      <text:p text:style-name="P15">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from the <text:span text:style-name="T31">M</text:span>enu bar or press <text:span text:style-name="Keystroke">Shift+F7</text:span>. Figure <text:sequence-ref text:reference-format="value" text:ref-name="refFigure226">24</text:sequence-ref><text:s/>shows a simple example of tracing precedents.</text:p>
      <text:p text:style-name="Figure"><draw:frame draw:style-name="fr3" draw:name="Frame5" text:anchor-type="as-char" svg:width="4.3307in" draw:z-index="59"><draw:text-box fo:min-height="2.1547in"><text:p text:style-name="P11"><draw:frame draw:style-name="fr12" draw:name="graphics38" text:anchor-type="paragraph" svg:width="4.3307in" svg:height="1.9256in" draw:z-index="65"><draw:image xlink:href="Pictures/1000000000000213000000E8DEA7A4E11AC26086.png" xlink:type="simple" xlink:show="embed" xlink:actuate="onLoad" loext:mime-type="image/png"/></draw:frame><text:span text:style-name="T8"><text:line-break/></text:span>Figure <text:sequence text:ref-name="refFigure226" text:name="Figure" text:formula="ooow:Figure+1" style:num-format="1">24</text:sequence>: Tracing precedents using the Detective</text:p></draw:text-box></draw:frame></text:p>
      <text:p text:style-name="P15">This allows us to check the source cells (which may be a range) for any errors which have caused us to query the calculation result. If a source is a range, then that range is highlighted in blue.</text:p>
      <text:p text:style-name="P15">In other instances we may have to trace an error. For this we use the Trace Error function, found under <text:span text:style-name="Strong_20_Emphasis">Tools &gt; Detective &gt; Trace Error</text:span>, to find the cells that caused the error.</text:p>
      <text:h text:style-name="P39" text:outline-level="1"><text:bookmark-start text:name="__RefHeading__7611_1807884836"/><text:alphabetical-index-mark text:string-value="error messages"/><text:alphabetical-index-mark text:string-value="examples" text:key1="funkce"/>Examples of functions<text:bookmark-end text:name="__RefHeading__7611_1807884836"/></text:h>
      <text:p text:style-name="P15">For novices, functions are one of the most intimidating features of <text:span text:style-name="T5">LibreOffice</text:span> Calc. New users quickly learn that functions are an important feature of spreadsheets, but there are hundreds, and many require input that assumes specialized knowledge. Fortunately, Calc includes dozens of functions that anyone can use.</text:p>
      <text:h text:style-name="P42" text:outline-level="2"><text:bookmark-start text:name="__RefHeading__40519_381637933"/><text:soft-page-break/>Basic arithmetic and statistics<text:bookmark-end text:name="__RefHeading__40519_381637933"/></text:h>
      <text:p text:style-name="P15">The most basic functions create formulas for basic arithmetic or for evaluating numbers in a range of cells.</text:p>
      <text:h text:style-name="P45" text:outline-level="3"><text:bookmark-start text:name="__RefHeading__40521_381637933"/><text:alphabetical-index-mark text:string-value="basic arithmetic" text:key1="funkce"/>Basic arithmetic<text:bookmark-end text:name="__RefHeading__40521_381637933"/></text:h>
      <text:p text:style-name="P15">The simple arithmetic functions are addition, subtraction, multiplication, and division. Except for subtraction, each of these operations has its own function:</text:p>
      <text:list xml:id="list84017932098067" text:continue-list="list3825899661" text:style-name="List_20_1">
        <text:list-item>
          <text:p text:style-name="P50">SUM for addition</text:p>
        </text:list-item>
        <text:list-item>
          <text:p text:style-name="P50">PRODUCT for multiplication</text:p>
        </text:list-item>
        <text:list-item>
          <text:p text:style-name="P50">QUOTIENT for division</text:p>
        </text:list-item>
      </text:list>
      <text:p text:style-name="P15">Traditionally, subtraction does not have a function.</text:p>
      <text:p text:style-name="P15">SUM, PRODUCT, and QUOTIENT are useful for entering ranges of cells in the same way as any other function, with arguments in brackets after the function name.</text:p>
      <text:p text:style-name="P15">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15">A similar choice is also available if you want to raise a number by the power of another. Instead of entering =POWER(A1,2), you can enter =A1^2.</text:p>
      <text:p text:style-name="P15">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P15">The main disadvantage of using arithmetical operators is that you cannot directly use a range of cells. In other words, to enter the equivalent of =SUM (A1:A3), you would need to type =A1+A2+A3.</text:p>
      <text:p text:style-name="P15">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45" text:outline-level="3"><text:bookmark-start text:name="__RefHeading__40523_381637933"/><text:alphabetical-index-mark text:string-value="simple statistics" text:key1="funkce"/>Simple statistics<text:bookmark-end text:name="__RefHeading__40523_381637933"/></text:h>
      <text:p text:style-name="P15">Another common use for spreadsheet functions is to pull useful information out of a list, such as a series of test scores in a class, or a summary of earnings per quarter for a company.</text:p>
      <text:p text:style-name="P15">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15">Similarly, to find the highest or lowest entry, you can use MIN or MAX. For each of these formulas, all arguments are either a range of cells, or a series of cells entered individually.</text:p>
      <text:p text:style-name="P15">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text:span text:style-name="T37">s</text:span> were absent when a test was written, and you wanted to check whether to schedule a makeup exam.</text:p>
      <text:p text:style-name="P15"><text:soft-page-break/>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15">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15">In particular, if you need an average, you have a number of functions to choose from. You can find the arithmetical mean—that is, the result when you add all entries in a list then divided by the number of entries, by entering a range of numbers when using AVERAGE, or AVERAGE A to include text entries and to give them a value of zero.</text:p>
      <text:p text:style-name="P14">In addition, you can get other information about the data set:</text:p>
      <text:list xml:id="list84017681429920" text:continue-numbering="true" text:style-name="List_20_1">
        <text:list-item>
          <text:p text:style-name="P50">MEDIAN: The entry that is exactly half way between the highest and lowest number in a list.</text:p>
        </text:list-item>
        <text:list-item>
          <text:p text:style-name="P50">MODE: The most common entry in a list of numbers.</text:p>
        </text:list-item>
        <text:list-item>
          <text:p text:style-name="P50">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0">RANK: The position of a given entry in the entire list, measured either from top to bottom or bottom to top. You need to enter the cell address for the entry, the range of entries, and the type of rank (<text:span text:style-name="Strong_20_Emphasis">0</text:span> for the rank from the highest, or <text:span text:style-name="Strong_20_Emphasis">1</text:span> for the rank from the bottom.</text:p>
        </text:list-item>
      </text:list>
      <text:p text:style-name="P15">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45" text:outline-level="3"><text:bookmark-start text:name="__RefHeading__40525_381637933"/>Using these functions<text:bookmark-end text:name="__RefHeading__40525_381637933"/></text:h>
      <text:p text:style-name="P15">In some cases, you may be able to get similar results to some of these functions by setting up a filter or a custom sort. However, in general, functions are more easily adjusted than filters or sorts, and provide a wide range of possibilities.</text:p>
      <text:p text:style-name="P15">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F9 key to update all selected cells.</text:p>
      <text:p text:style-name="P15">No matter how you use these functions, you will probably find them simple to use and adaptable for many purposes. By the time you have mastered this handful, you will be ready to try more complex functions.</text:p>
      <text:h text:style-name="P42" text:outline-level="2"><text:bookmark-start text:name="__RefHeading__40527_381637933"/><text:alphabetical-index-mark text:string-value="rounding off numbers"/>Rounding off numbers<text:bookmark-end text:name="__RefHeading__40527_381637933"/></text:h>
      <text:p text:style-name="P15">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text:soft-page-break/>you need to round up for ordering. By learning the options for rounding up or down, you can make your spreadsheets more immediately useful.</text:p>
      <text:p text:style-name="P15">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SUM(A1,A2) in cell A3, and =ROUND (A3) in A4, and clearly labeling each function.</text:p>
      <text:p text:style-name="P19">For details on rounding methods, see the Help.</text:p>
      <text:h text:style-name="P39" text:outline-level="1"><text:bookmark-start text:name="__RefHeading__40531_381637933"/>Using wildcards and regular expressions <text:alphabetical-index-mark-start text:id="IMark375371016" text:key1="regular expressions"/>in functions<text:bookmark-end text:name="__RefHeading__40531_381637933"/><text:alphabetical-index-mark-end text:id="IMark375371016"/></text:h>
      <text:p text:style-name="P15">In computing, a <text:span text:style-name="Emphasis">wildcard</text:span> refers to a character that can be substituted for zero or more characters in a string. Wildcards are commonly used in computer programming, search queries, and when navigating through directories <text:span text:style-name="T38">using</text:span> the command prompt. Wildcards are typically either an asterisk (*), which represents one or more characters, or <text:span text:style-name="T38">a</text:span> question mark (?), which represents a single character.</text:p>
      <text:p text:style-name="P15">A regular expression <text:span text:style-name="T38">(</text:span>regex or regexp<text:span text:style-name="T38">)</text:span> is a sequence of characters that define a search pattern. Usually this pattern is then used by string searching algorithms for "find" or "find and replace" operations on strings. Regular expressions are more powerful than wildcard<text:span text:style-name="T38">s</text:span> for text extraction or replacement.</text:p>
      <text:p text:style-name="P15">Calc uses wildcards or regular expressions to search in text arguments of many of its functions. Regular expressions are defined by the ICU project<text:note text:id="ftn3" text:note-class="footnote"><text:note-citation>3</text:note-citation><text:note-body><text:p text:style-name="P26"><text:a xlink:type="simple" xlink:href="http://userguide.icu-project.org/strings/regexp" text:style-name="Internet_20_link" text:visited-style-name="Visited_20_Internet_20_Link">http://userguide.icu-project.org/strings/regexp</text:a></text:p></text:note-body></text:note>.</text:p>
      <text:list xml:id="list84018179461304" text:continue-list="list84019682751667" text:style-name="Heading_20_Note">
        <text:list-item>
          <text:p text:style-name="P48">Poznámka</text:p>
        </text:list-item>
      </text:list>
      <text:p text:style-name="P13">Regular <text:span text:style-name="T38">e</text:span>xpressions and <text:span text:style-name="T38">w</text:span>ildcards are mutually exclusive; <text:span text:style-name="T38">that is, </text:span>only one can have the value TRUE. Internally, if both are true then <text:span text:style-name="T38">w</text:span>ildcards take precedence over <text:span text:style-name="T38">r</text:span>egular <text:span text:style-name="T38">e</text:span>xpressions.</text:p>
      <text:p text:style-name="P15">A number of functions in Calc allow the use of wildcards or regular expressions: REGEX, SUMIF, COUNTIF, MATCH, SEARCH, LOOKUP, HLOOKUP, VLOOKUP, DCOUNT, DCOUNTA, DSUM, DPRODUCT, DMAX, DMIN, DAVERAGE, DSTDEV, DSTDEVP, DVAR, DVARP, DGET. </text:p>
      <text:p text:style-name="P15">Whether or not wildcards and regular expressions are used is selected on the <text:span text:style-name="Strong_20_Emphasis">Tools &gt; Options &gt; LibreOffice Calc &gt; Calculate</text:span> dialog <text:span text:style-name="T37">(Figure </text:span><text:span text:style-name="T37"><text:sequence-ref text:reference-format="value" text:ref-name="refFigure227">25</text:sequence-ref></text:span><text:span text:style-name="T37">)</text:span>. Wildcards are enabled in a default installation.</text:p>
      <text:p text:style-name="P22">For example =COUNTIF(A1:A6,"r.d") with <text:span text:style-name="Strong_20_Emphasis">Enable regular expressions in formulas</text:span> selected will count cells in A1:A6 which contain red and ROD <text:span text:style-name="T37">(see Figure </text:span><text:span text:style-name="T37"><text:sequence-ref text:reference-format="value" text:ref-name="refFigure228">26</text:sequence-ref></text:span><text:span text:style-name="T37">)</text:span>.</text:p>
      <text:p text:style-name="P22">Additionally if Search criteria = and &lt;&gt; must apply to whole cells is not selected, then Fred, bride, and Ridge will also be counted. If that setting is selected, then it can be overcome by wrapping the expression thus: =COUNTIF(A1:A6,".*r.d.*").</text:p>
      <text:p text:style-name="P7"><text:soft-page-break/><draw:frame draw:style-name="fr2" draw:name="Frame13" text:anchor-type="as-char" svg:width="5.6835in" draw:z-index="48"><draw:text-box fo:min-height="4.7693in"><text:p text:style-name="Caption"><draw:frame draw:style-name="fr11" draw:name="Image8" text:anchor-type="paragraph" svg:width="4.7925in" style:rel-width="100%" svg:height="3.6264in" style:rel-height="scale" draw:z-index="49"><draw:image xlink:href="Pictures/10000000000003C6000002DBFF046E01898AC518.png" xlink:type="simple" xlink:show="embed" xlink:actuate="onLoad" loext:mime-type="image/png"/></draw:frame><text:span text:style-name="T8"><text:line-break/></text:span>Figure <text:sequence text:ref-name="refFigure227" text:name="Figure" text:formula="ooow:Figure+1" style:num-format="1">25</text:sequence>: <text:span text:style-name="T18">Default settings for Calculate page. Wildcards and regular expressions are mutually exclusive.</text:span></text:p></draw:text-box></draw:frame></text:p>
      <text:p text:style-name="P7"><draw:frame draw:style-name="fr1" draw:name="Frame18" text:anchor-type="as-char" svg:width="2.9945in" draw:z-index="50"><draw:text-box fo:min-height="1.6626in"><text:p text:style-name="Caption"><draw:a xlink:type="simple" xlink:href="http://wiki.services.openoffice.org/wiki/Image:Regex_howto_4.png"><draw:frame draw:style-name="fr10" draw:name="graphics36" text:anchor-type="paragraph" svg:x="0.0457in" svg:y="0.0374in" svg:width="2.9484in" svg:height="1.4528in" draw:z-index="51"><draw:image xlink:href="Pictures/100000000000015F000000ADB100D4C53B9F4960.png" xlink:type="simple" xlink:show="embed" xlink:actuate="onLoad" loext:mime-type="image/png"/></draw:frame></draw:a>Figure <text:sequence text:ref-name="refFigure228" text:name="Figure" text:formula="ooow:Figure+1" style:num-format="1">26</text:sequence>: Using the <text:alphabetical-index-mark-start text:id="IMark550181560" text:key1="functions"/>COUNTIF<text:alphabetical-index-mark-end text:id="IMark550181560"/> function</text:p></draw:text-box></draw:frame></text:p>
      <text:p text:style-name="P15">Regular expression searches within functions are always case insensitive, irrespective of the setting of the Case sensitive checkbox on the dialog in <text:span text:style-name="T31">Figure</text:span> <text:sequence-ref text:reference-format="value" text:ref-name="refFigure227">25</text:sequence-ref>—so red and ROD will always be matched in the above example. This case-insensitivity also applies to the regular expression structures ([:lower:]) and ([:upper:]), which match characters irrespective of case.</text:p>
      <text:p text:style-name="P15">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r.d") will return 1 or 0, interpreted as TRUE or FALSE in formulas like =IF(COUNTIF(A1,"r.d"),"hooray","boo").</text:p>
      <text:p text:style-name="P15">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P39" text:outline-level="1"><text:bookmark-start text:name="__RefHeading__13026_493246014"/><text:soft-page-break/><text:alphabetical-index-mark text:string-value="advanced functions"/>Advanced functions<text:bookmark-end text:name="__RefHeading__13026_493246014"/></text:h>
      <text:p text:style-name="P15">As is common with other spreadsheet programs, Calc can be enhanced by user-defined functions or add-ins. Setting up user-defined functions can be done either by using the Basic IDE or by writing separate add-ins or extensions.</text:p>
      <text:p text:style-name="P15">The basics of writing and running macros is covered in Chapter 12, Calc Macros. Macros can be linked to menus or toolbars for ease of operation or stored in template modules to make the functions available in other documents.</text:p>
      <text:p text:style-name="P15">Calc Add-ins are specialized office extensions <text:span text:style-name="T5">which can extend the functionality of LibreOffice with new built-in Calc functions. A number of extensions for Calc have been written; these can be found on the extensions site at </text:span><text:a xlink:type="simple" xlink:href="https://extensions.libreoffice.org/" text:style-name="Internet_20_link" text:visited-style-name="Visited_20_Internet_20_Link"><text:span text:style-name="T13">https://extensions.libreoffice.org/</text:span></text:a><text:span text:style-name="T5">. Refer to Chapter 14, Setting </text:span><text:span text:style-name="T6">U</text:span><text:span text:style-name="T5">p and Customizing Calc, for more detail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1.1811in" fo:margin-bottom="0.0398in" loext:contextual-spacing="false" fo:text-align="center" style:justify-single-word="false" fo:orphans="2" fo:widows="2" style:page-number="auto" fo:background-color="transparent"/>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none" draw:fill-color="#eeeeee"/>
      <style:paragraph-properties fo:margin-left="0in" fo:margin-right="0in" fo:margin-top="0in" fo:margin-bottom="0.0783in" loext:contextual-spacing="false" fo:text-indent="0in" style:auto-text-indent="false" fo:background-color="transparent"/>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1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wildcards and regular expressions in functions</text:chapter> | <text:page-number text:select-page="current">33</text:page-number></text:p>
      </style:footer>
      <style:footer-left>
        <text:p text:style-name="Footer"><text:page-number text:select-page="current">32</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7 Using Formulas and Functions</text:title><text:s/>| <text:page-number text:select-page="current">3</text:page-number></text:p>
      </style:footer>
      <style:footer-left>
        <text:p text:style-name="Footer"><text:page-number text:select-page="current">4</text:page-number>| <text:title>Chapter 7 Using Formulas and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4T10:12:17.041166740</meta:creation-date>
    <meta:editing-duration>P0D</meta:editing-duration>
    <meta:editing-cycles>1</meta:editing-cycles>
    <meta:generator>LibreOffice/6.3.4.2$Linux_X86_64 LibreOffice_project/60da17e045e08f1793c57c00ba83cdfce946d0aa</meta:generator>
    <dc:title>Chapter 7 Using Formulas and Functions</dc:title>
    <meta:document-statistic meta:table-count="20" meta:image-count="44" meta:object-count="1" meta:page-count="34" meta:paragraph-count="631" meta:word-count="11628" meta:character-count="67556" meta:non-whitespace-character-count="56529"/>
    <meta:user-defined meta:name="Guide Name">Calc Guide</meta:user-defined>
    <meta:user-defined meta:name="LibreOffive Version" meta:value-type="float">6.2</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s</mi>
        <mo stretchy="false">=</mo>
        <mrow>
          <msub>
            <mi>s</mi>
            <mn>0</mn>
          </msub>
          <mo stretchy="false">+</mo>
          <mi mathvariant="italic">vt</mi>
          <mo stretchy="false">−</mo>
          <mfrac>
            <mn>1</mn>
            <mn>2</mn>
          </mfrac>
        </mrow>
      </mrow>
      <msup>
        <mi mathvariant="italic">at</mi>
        <mn>2</mn>
      </msup>
    </mrow>
    <annotation encoding="StarMath 5.0">s = s sub 0+ vt - 1 over 2 at^2</annotation>
  </semantics>
</math>
</file>